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8722in" fo:margin-left="0.0639in" table:align="left"/>
    </style:style>
    <style:style style:name="Table1.A" style:family="table-column">
      <style:table-column-properties style:column-width="1.6278in"/>
    </style:style>
    <style:style style:name="Table1.B" style:family="table-column">
      <style:table-column-properties style:column-width="4.2444in"/>
    </style:style>
    <style:style style:name="Table1.A1" style:family="table-cell">
      <style:table-cell-properties fo:padding="0in" fo:border="none"/>
    </style:style>
    <style:style style:name="Table2" style:family="table">
      <style:table-properties style:width="6.5639in" table:align="left"/>
    </style:style>
    <style:style style:name="Table2.A" style:family="table-column">
      <style:table-column-properties style:column-width="2.2556in"/>
    </style:style>
    <style:style style:name="Table2.B" style:family="table-column">
      <style:table-column-properties style:column-width="4.3083in"/>
    </style:style>
    <style:style style:name="Table2.A1" style:family="table-cell">
      <style:table-cell-properties fo:padding="0in" fo:border="none"/>
    </style:style>
    <style:style style:name="P1" style:family="paragraph" style:parent-style-name="_5f_bodyIndent1">
      <style:text-properties officeooo:rsid="000d12be" officeooo:paragraph-rsid="00197720"/>
    </style:style>
    <style:style style:name="P2" style:family="paragraph" style:parent-style-name="_5f_bodyIndent1">
      <style:text-properties officeooo:rsid="000a578c" officeooo:paragraph-rsid="0019c262"/>
    </style:style>
    <style:style style:name="P3" style:family="paragraph" style:parent-style-name="_5f_bodyIndent1">
      <style:text-properties officeooo:rsid="001f43a5" officeooo:paragraph-rsid="001f43a5"/>
    </style:style>
    <style:style style:name="P4" style:family="paragraph" style:parent-style-name="_5f_bodyIndent1">
      <style:text-properties officeooo:rsid="0032fe61" officeooo:paragraph-rsid="0032fe61"/>
    </style:style>
    <style:style style:name="P5" style:family="paragraph" style:parent-style-name="_5f_bodyIndent1">
      <style:text-properties officeooo:rsid="00341110" officeooo:paragraph-rsid="00341110"/>
    </style:style>
    <style:style style:name="P6" style:family="paragraph" style:parent-style-name="_5f_bodyIndent1">
      <style:text-properties officeooo:rsid="0036342c" officeooo:paragraph-rsid="0036342c"/>
    </style:style>
    <style:style style:name="P7" style:family="paragraph" style:parent-style-name="_5f_bodyIndent1">
      <style:text-properties officeooo:rsid="0037a05b" officeooo:paragraph-rsid="0037a05b"/>
    </style:style>
    <style:style style:name="P8" style:family="paragraph" style:parent-style-name="_5f_bodyIndent1">
      <style:text-properties officeooo:rsid="003950fc" officeooo:paragraph-rsid="003950fc"/>
    </style:style>
    <style:style style:name="P9" style:family="paragraph" style:parent-style-name="_5f_bodyIndent1">
      <style:text-properties officeooo:rsid="003950fc" officeooo:paragraph-rsid="003ab208"/>
    </style:style>
    <style:style style:name="P10" style:family="paragraph" style:parent-style-name="_5f_bodyIndent1">
      <style:text-properties officeooo:rsid="003ab208" officeooo:paragraph-rsid="003ab208"/>
    </style:style>
    <style:style style:name="P11" style:family="paragraph" style:parent-style-name="_5f_bodyIndent1">
      <style:text-properties officeooo:rsid="003e1f84" officeooo:paragraph-rsid="003e1f84"/>
    </style:style>
    <style:style style:name="P12" style:family="paragraph" style:parent-style-name="_5f_bodyIndent1">
      <style:text-properties officeooo:rsid="004000e9" officeooo:paragraph-rsid="004000e9"/>
    </style:style>
    <style:style style:name="P13" style:family="paragraph" style:parent-style-name="_5f_bodyIndent1">
      <style:text-properties officeooo:rsid="0043425c" officeooo:paragraph-rsid="0043425c"/>
    </style:style>
    <style:style style:name="P14" style:family="paragraph" style:parent-style-name="_5f_bodyIndent1">
      <style:text-properties officeooo:rsid="00447fc0" officeooo:paragraph-rsid="00447fc0"/>
    </style:style>
    <style:style style:name="P15" style:family="paragraph" style:parent-style-name="_5f_bodyIndent1">
      <style:text-properties officeooo:rsid="0044fdcd" officeooo:paragraph-rsid="0044fdcd"/>
    </style:style>
    <style:style style:name="P16" style:family="paragraph" style:parent-style-name="_5f_bodyIndent1">
      <style:text-properties officeooo:rsid="00475b93" officeooo:paragraph-rsid="00475b93"/>
    </style:style>
    <style:style style:name="P17" style:family="paragraph" style:parent-style-name="_5f_bodyIndent1">
      <style:text-properties officeooo:rsid="0048901a" officeooo:paragraph-rsid="0048901a"/>
    </style:style>
    <style:style style:name="P18" style:family="paragraph" style:parent-style-name="_5f_bodyIndent1">
      <style:text-properties officeooo:rsid="0048e9f0" officeooo:paragraph-rsid="0048e9f0"/>
    </style:style>
    <style:style style:name="P19" style:family="paragraph" style:parent-style-name="_5f_bodyIndent1">
      <style:text-properties officeooo:rsid="0049c25d" officeooo:paragraph-rsid="0049c25d"/>
    </style:style>
    <style:style style:name="P20" style:family="paragraph" style:parent-style-name="_5f_bodyIndent1">
      <style:text-properties officeooo:rsid="004a4c0c" officeooo:paragraph-rsid="004a4c0c"/>
    </style:style>
    <style:style style:name="P21" style:family="paragraph" style:parent-style-name="_5f_bodyIndent1">
      <style:text-properties officeooo:rsid="004c4932" officeooo:paragraph-rsid="004c4932"/>
    </style:style>
    <style:style style:name="P22" style:family="paragraph" style:parent-style-name="_5f_bodyIndent1">
      <style:text-properties officeooo:rsid="004deacb" officeooo:paragraph-rsid="004deacb"/>
    </style:style>
    <style:style style:name="P23" style:family="paragraph" style:parent-style-name="_5f_bodyIndent1">
      <style:text-properties officeooo:rsid="004f1782" officeooo:paragraph-rsid="004f1782"/>
    </style:style>
    <style:style style:name="P24" style:family="paragraph" style:parent-style-name="_5f_bodyIndent1">
      <style:text-properties officeooo:rsid="0050e30a" officeooo:paragraph-rsid="0050e30a"/>
    </style:style>
    <style:style style:name="P25" style:family="paragraph" style:parent-style-name="_5f_bodyIndent1">
      <style:text-properties officeooo:rsid="00512749" officeooo:paragraph-rsid="00512749"/>
    </style:style>
    <style:style style:name="P26" style:family="paragraph" style:parent-style-name="_5f_bodyIndent1">
      <style:text-properties officeooo:rsid="0051c8cf" officeooo:paragraph-rsid="0051c8cf"/>
    </style:style>
    <style:style style:name="P27" style:family="paragraph" style:parent-style-name="_5f_bodyIndent1">
      <style:text-properties officeooo:rsid="00524ed8" officeooo:paragraph-rsid="00524ed8"/>
    </style:style>
    <style:style style:name="P28" style:family="paragraph" style:parent-style-name="_5f_bodyIndent1">
      <style:text-properties officeooo:rsid="005498f4" officeooo:paragraph-rsid="005498f4"/>
    </style:style>
    <style:style style:name="P29" style:family="paragraph" style:parent-style-name="_5f_bodyIndent1">
      <style:text-properties officeooo:rsid="005517a7" officeooo:paragraph-rsid="005517a7"/>
    </style:style>
    <style:style style:name="P30" style:family="paragraph" style:parent-style-name="_5f_code">
      <style:text-properties officeooo:rsid="000d12be" officeooo:paragraph-rsid="00197720"/>
    </style:style>
    <style:style style:name="P31" style:family="paragraph" style:parent-style-name="_5f_code">
      <style:text-properties officeooo:paragraph-rsid="00197720"/>
    </style:style>
    <style:style style:name="P32" style:family="paragraph" style:parent-style-name="_5f_code">
      <style:text-properties officeooo:rsid="00197720" officeooo:paragraph-rsid="00197720"/>
    </style:style>
    <style:style style:name="P33" style:family="paragraph" style:parent-style-name="_5f_code">
      <style:text-properties officeooo:paragraph-rsid="0019c262"/>
    </style:style>
    <style:style style:name="P34" style:family="paragraph" style:parent-style-name="_5f_code">
      <style:text-properties officeooo:rsid="001f43a5" officeooo:paragraph-rsid="001f43a5"/>
    </style:style>
    <style:style style:name="P35" style:family="paragraph" style:parent-style-name="_5f_code">
      <style:text-properties officeooo:rsid="00186f41" officeooo:paragraph-rsid="001f43a5"/>
    </style:style>
    <style:style style:name="P36" style:family="paragraph" style:parent-style-name="_5f_code">
      <style:text-properties officeooo:paragraph-rsid="001f43a5"/>
    </style:style>
    <style:style style:name="P37" style:family="paragraph" style:parent-style-name="_5f_code">
      <style:text-properties officeooo:rsid="0020a2e6" officeooo:paragraph-rsid="0020a2e6"/>
    </style:style>
    <style:style style:name="P38" style:family="paragraph" style:parent-style-name="_5f_code">
      <style:paragraph-properties fo:text-align="start" style:justify-single-word="false"/>
      <style:text-properties officeooo:rsid="0020a2e6" officeooo:paragraph-rsid="002149b5"/>
    </style:style>
    <style:style style:name="P39" style:family="paragraph" style:parent-style-name="_5f_code">
      <style:paragraph-properties fo:text-align="start" style:justify-single-word="false"/>
      <style:text-properties officeooo:paragraph-rsid="002149b5"/>
    </style:style>
    <style:style style:name="P40" style:family="paragraph" style:parent-style-name="_5f_code">
      <style:paragraph-properties fo:text-align="start" style:justify-single-word="false"/>
      <style:text-properties officeooo:rsid="00124196" officeooo:paragraph-rsid="002149b5"/>
    </style:style>
    <style:style style:name="P41" style:family="paragraph" style:parent-style-name="_5f_code">
      <style:paragraph-properties fo:text-align="start" style:justify-single-word="false"/>
      <style:text-properties officeooo:rsid="002149b5" officeooo:paragraph-rsid="002149b5"/>
    </style:style>
    <style:style style:name="P42" style:family="paragraph" style:parent-style-name="_5f_code">
      <style:text-properties officeooo:rsid="002149b5" officeooo:paragraph-rsid="002149b5"/>
    </style:style>
    <style:style style:name="P43" style:family="paragraph" style:parent-style-name="_5f_code">
      <style:text-properties officeooo:rsid="00229eea" officeooo:paragraph-rsid="00229eea"/>
    </style:style>
    <style:style style:name="P44" style:family="paragraph" style:parent-style-name="_5f_code">
      <style:text-properties officeooo:rsid="00248a04" officeooo:paragraph-rsid="00248a04"/>
    </style:style>
    <style:style style:name="P45" style:family="paragraph" style:parent-style-name="_5f_code">
      <style:text-properties officeooo:rsid="0036342c" officeooo:paragraph-rsid="0036342c"/>
    </style:style>
    <style:style style:name="P46" style:family="paragraph" style:parent-style-name="_5f_code">
      <style:text-properties officeooo:rsid="0043425c" officeooo:paragraph-rsid="0043425c"/>
    </style:style>
    <style:style style:name="P47" style:family="paragraph" style:parent-style-name="_5f_code">
      <style:text-properties officeooo:rsid="00447fc0" officeooo:paragraph-rsid="00447fc0"/>
    </style:style>
    <style:style style:name="P48" style:family="paragraph" style:parent-style-name="_5f_code">
      <style:text-properties officeooo:rsid="0048901a" officeooo:paragraph-rsid="0048901a"/>
    </style:style>
    <style:style style:name="P49" style:family="paragraph" style:parent-style-name="_5f_code">
      <style:text-properties officeooo:rsid="0049c25d" officeooo:paragraph-rsid="0049c25d"/>
    </style:style>
    <style:style style:name="P50" style:family="paragraph" style:parent-style-name="_5f_code">
      <style:text-properties officeooo:rsid="004c4932" officeooo:paragraph-rsid="004c4932"/>
    </style:style>
    <style:style style:name="P51" style:family="paragraph" style:parent-style-name="_5f_heading3">
      <style:text-properties officeooo:paragraph-rsid="0019c262"/>
    </style:style>
    <style:style style:name="P52" style:family="paragraph" style:parent-style-name="_5f_heading3">
      <style:text-properties officeooo:rsid="002149b5" officeooo:paragraph-rsid="002149b5"/>
    </style:style>
    <style:style style:name="P53" style:family="paragraph" style:parent-style-name="Standard">
      <style:text-properties officeooo:rsid="00078ef8"/>
    </style:style>
    <style:style style:name="P54" style:family="paragraph" style:parent-style-name="Table_20_Contents">
      <style:paragraph-properties fo:text-align="start" style:justify-single-word="false"/>
      <style:text-properties officeooo:rsid="00124196" officeooo:paragraph-rsid="002149b5"/>
    </style:style>
    <style:style style:name="P55" style:family="paragraph" style:parent-style-name="Table_20_Contents">
      <style:paragraph-properties fo:text-align="start" style:justify-single-word="false"/>
      <style:text-properties officeooo:rsid="0020a2e6" officeooo:paragraph-rsid="002149b5"/>
    </style:style>
    <style:style style:name="P56" style:family="paragraph" style:parent-style-name="Table_20_Contents">
      <style:paragraph-properties fo:text-align="start" style:justify-single-word="false"/>
      <style:text-properties officeooo:paragraph-rsid="002149b5"/>
    </style:style>
    <style:style style:name="P57" style:family="paragraph" style:parent-style-name="Table_20_Contents">
      <style:text-properties officeooo:rsid="00475b93" officeooo:paragraph-rsid="00475b93"/>
    </style:style>
    <style:style style:name="P58" style:family="paragraph" style:parent-style-name="_5f_heading2">
      <style:paragraph-properties fo:break-before="page"/>
    </style:style>
    <style:style style:name="P59" style:family="paragraph" style:parent-style-name="_5f_heading3">
      <style:paragraph-properties fo:break-before="page"/>
    </style:style>
    <style:style style:name="P60" style:family="paragraph" style:parent-style-name="_5f_heading4">
      <style:paragraph-properties fo:break-before="page"/>
    </style:style>
    <style:style style:name="P61" style:family="paragraph" style:parent-style-name="_5f_bodyIndent1">
      <style:paragraph-properties fo:margin-left="0in" fo:margin-right="0in" fo:text-indent="0in" style:auto-text-indent="false"/>
      <style:text-properties officeooo:rsid="004c4932" officeooo:paragraph-rsid="004c4932"/>
    </style:style>
    <style:style style:name="P62" style:family="paragraph" style:parent-style-name="_5f_codeNoIndent">
      <style:text-properties officeooo:rsid="00475b93" officeooo:paragraph-rsid="00475b93"/>
    </style:style>
    <style:style style:name="P63" style:family="paragraph" style:parent-style-name="_5f_heading2">
      <style:paragraph-properties fo:break-before="page"/>
    </style:style>
    <style:style style:name="P64" style:family="paragraph" style:parent-style-name="_5f_bodyIndent1">
      <style:text-properties officeooo:rsid="0044fdcd" officeooo:paragraph-rsid="0044fdcd"/>
    </style:style>
    <style:style style:name="P65" style:family="paragraph" style:parent-style-name="_5f_bodyIndent1">
      <style:text-properties officeooo:rsid="005b998d" officeooo:paragraph-rsid="005b998d"/>
    </style:style>
    <style:style style:name="P66" style:family="paragraph" style:parent-style-name="_5f_bodyIndent1">
      <style:text-properties officeooo:rsid="005becba" officeooo:paragraph-rsid="005becba"/>
    </style:style>
    <style:style style:name="P67" style:family="paragraph" style:parent-style-name="_5f_bodyIndent1">
      <style:text-properties officeooo:rsid="005dda1b" officeooo:paragraph-rsid="005dda1b"/>
    </style:style>
    <style:style style:name="P68" style:family="paragraph" style:parent-style-name="_5f_bodyIndent1">
      <style:text-properties officeooo:rsid="005dda1b" officeooo:paragraph-rsid="005f9588"/>
    </style:style>
    <style:style style:name="P69" style:family="paragraph" style:parent-style-name="_5f_bodyIndent1">
      <style:text-properties officeooo:rsid="005f9588" officeooo:paragraph-rsid="005f9588"/>
    </style:style>
    <style:style style:name="P70" style:family="paragraph" style:parent-style-name="_5f_bodyIndent1">
      <style:text-properties officeooo:rsid="0060f3fc" officeooo:paragraph-rsid="0060f3fc"/>
    </style:style>
    <style:style style:name="P71" style:family="paragraph" style:parent-style-name="_5f_bodyIndent1">
      <style:text-properties officeooo:rsid="00625f50" officeooo:paragraph-rsid="00625f50"/>
    </style:style>
    <style:style style:name="P72" style:family="paragraph" style:parent-style-name="_5f_bodyBulletIndent1">
      <style:text-properties officeooo:rsid="000ff556" officeooo:paragraph-rsid="000ff556"/>
    </style:style>
    <style:style style:name="P73" style:family="paragraph" style:parent-style-name="_5f_bodyBulletIndent1" style:list-style-name="">
      <style:text-properties officeooo:rsid="000ff556" officeooo:paragraph-rsid="000ff556"/>
    </style:style>
    <style:style style:name="P74" style:family="paragraph" style:parent-style-name="_5f_bodyBulletIndent1" style:list-style-name="">
      <style:text-properties officeooo:rsid="00124196" officeooo:paragraph-rsid="00124196"/>
    </style:style>
    <style:style style:name="P75" style:family="paragraph" style:parent-style-name="_5f_bodyBulletIndent1" style:list-style-name="">
      <style:text-properties officeooo:rsid="00143df4" officeooo:paragraph-rsid="00143df4"/>
    </style:style>
    <style:style style:name="P76" style:family="paragraph" style:parent-style-name="_5f_bodyBulletIndent1" style:list-style-name="">
      <style:text-properties officeooo:rsid="0015c50b" officeooo:paragraph-rsid="0015c50b"/>
    </style:style>
    <style:style style:name="P77" style:family="paragraph" style:parent-style-name="_5f_bodyBulletIndent1" style:list-style-name="">
      <style:text-properties officeooo:rsid="00172758" officeooo:paragraph-rsid="00172758"/>
    </style:style>
    <style:style style:name="P78" style:family="paragraph" style:parent-style-name="_5f_bodyBulletIndent1" style:list-style-name="">
      <style:text-properties officeooo:rsid="00186f41" officeooo:paragraph-rsid="00186f41"/>
    </style:style>
    <style:style style:name="P79" style:family="paragraph" style:parent-style-name="_5f_bodyBulletIndent1" style:list-style-name="">
      <style:text-properties officeooo:rsid="0020a2e6" officeooo:paragraph-rsid="0020a2e6"/>
    </style:style>
    <style:style style:name="P80" style:family="paragraph" style:parent-style-name="_5f_bodyBulletIndent1" style:list-style-name="">
      <style:text-properties officeooo:rsid="002149b5" officeooo:paragraph-rsid="002149b5"/>
    </style:style>
    <style:style style:name="P81" style:family="paragraph" style:parent-style-name="_5f_bodyBulletIndent1" style:list-style-name="">
      <style:text-properties officeooo:rsid="00229eea" officeooo:paragraph-rsid="00229eea"/>
    </style:style>
    <style:style style:name="P82" style:family="paragraph" style:parent-style-name="_5f_bodyBulletIndent1" style:list-style-name="">
      <style:text-properties officeooo:rsid="0025447d" officeooo:paragraph-rsid="0025447d"/>
    </style:style>
    <style:style style:name="P83" style:family="paragraph" style:parent-style-name="_5f_bodyBulletIndent1" style:list-style-name="">
      <style:text-properties officeooo:rsid="0027c081" officeooo:paragraph-rsid="0027c081"/>
    </style:style>
    <style:style style:name="P84" style:family="paragraph" style:parent-style-name="_5f_bodyBulletIndent1" style:list-style-name="">
      <style:text-properties officeooo:rsid="0029dae4" officeooo:paragraph-rsid="0029dae4"/>
    </style:style>
    <style:style style:name="P85" style:family="paragraph" style:parent-style-name="_5f_bodyBulletIndent1" style:list-style-name="">
      <style:text-properties officeooo:rsid="002af468" officeooo:paragraph-rsid="002af468"/>
    </style:style>
    <style:style style:name="P86" style:family="paragraph" style:parent-style-name="_5f_bodyBulletIndent1" style:list-style-name="">
      <style:text-properties officeooo:rsid="0028b013" officeooo:paragraph-rsid="0028b013"/>
    </style:style>
    <style:style style:name="P87" style:family="paragraph" style:parent-style-name="_5f_bodyBulletIndent1" style:list-style-name="">
      <style:text-properties officeooo:rsid="002dc123" officeooo:paragraph-rsid="002dc123"/>
    </style:style>
    <style:style style:name="P88" style:family="paragraph" style:parent-style-name="_5f_bodyBulletIndent1" style:list-style-name="">
      <style:text-properties officeooo:rsid="002e2ea2" officeooo:paragraph-rsid="002e2ea2"/>
    </style:style>
    <style:style style:name="P89" style:family="paragraph" style:parent-style-name="_5f_bodyBulletIndent1" style:list-style-name="">
      <style:text-properties officeooo:rsid="002e491d" officeooo:paragraph-rsid="002e491d"/>
    </style:style>
    <style:style style:name="P90" style:family="paragraph" style:parent-style-name="_5f_bodyBulletIndent1" style:list-style-name="">
      <style:text-properties officeooo:rsid="002fa91b" officeooo:paragraph-rsid="002fa91b"/>
    </style:style>
    <style:style style:name="P91" style:family="paragraph" style:parent-style-name="_5f_bodyBulletIndent1" style:list-style-name="">
      <style:text-properties officeooo:rsid="0030f976" officeooo:paragraph-rsid="0030f976"/>
    </style:style>
    <style:style style:name="P92" style:family="paragraph" style:parent-style-name="_5f_bodyBulletIndent1" style:list-style-name="">
      <style:text-properties officeooo:rsid="0031e1f3" officeooo:paragraph-rsid="0031e1f3"/>
    </style:style>
    <style:style style:name="P93" style:family="paragraph" style:parent-style-name="_5f_code">
      <style:text-properties officeooo:rsid="00447fc0" officeooo:paragraph-rsid="00447fc0"/>
    </style:style>
    <style:style style:name="P94" style:family="paragraph" style:parent-style-name="_5f_code">
      <style:text-properties officeooo:rsid="004c4932"/>
    </style:style>
    <style:style style:name="P95" style:family="paragraph" style:parent-style-name="_5f_code">
      <style:text-properties officeooo:rsid="0058d002" officeooo:paragraph-rsid="0058d002"/>
    </style:style>
    <style:style style:name="T1" style:family="text">
      <style:text-properties officeooo:rsid="00094b40"/>
    </style:style>
    <style:style style:name="T2" style:family="text">
      <style:text-properties officeooo:rsid="000a578c"/>
    </style:style>
    <style:style style:name="T3" style:family="text">
      <style:text-properties officeooo:rsid="000af483"/>
    </style:style>
    <style:style style:name="T4" style:family="text">
      <style:text-properties officeooo:rsid="000b60b7"/>
    </style:style>
    <style:style style:name="T5" style:family="text">
      <style:text-properties officeooo:rsid="000b7a1e"/>
    </style:style>
    <style:style style:name="T6" style:family="text">
      <style:text-properties officeooo:rsid="000d12be"/>
    </style:style>
    <style:style style:name="T7" style:family="text">
      <style:text-properties style:text-position="super 58%"/>
    </style:style>
    <style:style style:name="T8" style:family="text">
      <style:text-properties style:text-position="super 58%" officeooo:rsid="000e07a9"/>
    </style:style>
    <style:style style:name="T9" style:family="text">
      <style:text-properties officeooo:rsid="000e07a9"/>
    </style:style>
    <style:style style:name="T10" style:family="text">
      <style:text-properties officeooo:rsid="00197720"/>
    </style:style>
    <style:style style:name="T11" style:family="text">
      <style:text-properties officeooo:rsid="0019c262"/>
    </style:style>
    <style:style style:name="T12" style:family="text">
      <style:text-properties officeooo:rsid="001f43a5"/>
    </style:style>
    <style:style style:name="T13" style:family="text">
      <style:text-properties officeooo:rsid="0020a2e6"/>
    </style:style>
    <style:style style:name="T14" style:family="text">
      <style:text-properties officeooo:rsid="00229eea"/>
    </style:style>
    <style:style style:name="T15" style:family="text">
      <style:text-properties officeooo:rsid="00248a04"/>
    </style:style>
    <style:style style:name="T16" style:family="text">
      <style:text-properties officeooo:rsid="002af468"/>
    </style:style>
    <style:style style:name="T17" style:family="text">
      <style:text-properties officeooo:rsid="0036342c"/>
    </style:style>
    <style:style style:name="T18" style:family="text">
      <style:text-properties officeooo:rsid="0037a05b"/>
    </style:style>
    <style:style style:name="T19" style:family="text">
      <style:text-properties officeooo:rsid="003ab208"/>
    </style:style>
    <style:style style:name="T20" style:family="text">
      <style:text-properties officeooo:rsid="0043425c"/>
    </style:style>
    <style:style style:name="T21" style:family="text">
      <style:text-properties officeooo:rsid="00447fc0"/>
    </style:style>
    <style:style style:name="T22" style:family="text">
      <style:text-properties officeooo:rsid="0046c9d3"/>
    </style:style>
    <style:style style:name="T23" style:family="text">
      <style:text-properties officeooo:rsid="0049c25d"/>
    </style:style>
    <style:style style:name="T24" style:family="text">
      <style:text-properties officeooo:rsid="004a4c0c"/>
    </style:style>
    <style:style style:name="T25" style:family="text">
      <style:text-properties officeooo:rsid="004c4932"/>
    </style:style>
    <style:style style:name="T26" style:family="text">
      <style:text-properties officeooo:rsid="004f1782"/>
    </style:style>
    <style:style style:name="T27" style:family="text">
      <style:text-properties officeooo:rsid="00529e28"/>
    </style:style>
    <style:style style:name="T28" style:family="text">
      <style:text-properties officeooo:rsid="005517a7"/>
    </style:style>
    <style:style style:name="T29" style:family="text">
      <style:text-properties officeooo:rsid="0056d39a"/>
    </style:style>
    <style:style style:name="T30" style:family="text">
      <style:text-properties officeooo:rsid="005becba"/>
    </style:style>
    <style:style style:name="T31" style:family="text">
      <style:text-properties officeooo:rsid="005f95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f_heading2">Python: Essential Training (lynda.com)</text:p>
      <text:p text:style-name="P53"/>
      <text:h text:style-name="_5f_heading3" text:outline-level="1">Setup SublimeText for Python 3</text:h>
      <text:p text:style-name="_5f_bodyIndent1">Tools → Build system → New Build System</text:p>
      <text:p text:style-name="_5f_bodyIndent1">enter the following. </text:p>
      <text:p text:style-name="_5f_code">{</text:p>
      <text:p text:style-name="_5f_code">"cmd": ["/Library/Frameworks/Python.framework/Versions/3.5/bin/python3", "$file"]</text:p>
      <text:p text:style-name="_5f_code">, "selector": "source.python"</text:p>
      <text:p text:style-name="_5f_code">, "file_regex": "file \"(...*?)\", line ([0-9]+)"</text:p>
      <text:p text:style-name="_5f_code">}</text:p>
      <text:p text:style-name="_5f_bodyIndent1">The path may need to be replaced. To get the current path to python, open terminal and enter </text:p>
      <text:p text:style-name="_5f_code">which python3</text:p>
      <text:p text:style-name="P53"/>
      <text:list xml:id="list627289501627664444" text:style-name="Outline">
        <text:list-item>
          <text:h text:style-name="bodyOutline1" text:outline-level="1">Basic File Pattern</text:h>
        </text:list-item>
      </text:list>
      <text:p text:style-name="_5f_code">def main():</text:p>
      <text:p text:style-name="_5f_code"><text:s text:c="4"/>print("This is the syntax.py file.")</text:p>
      <text:p text:style-name="_5f_code"/>
      <text:p text:style-name="_5f_code">if __name__ == "__main__": main()</text:p>
      <text:p text:style-name="_5f_bodyIndent1">The <text:span text:style-name="T4">if statement at the end allows you to use in unit testing</text:span></text:p>
      <text:h text:style-name="_5f_heading3" text:outline-level="1">Assignment</text:h>
      <text:p text:style-name="_5f_code">a, b = 0, 1</text:p>
      <text:p text:style-name="_5f_bodyIndent1">with the values <text:span text:style-name="T5">as assigned </text:span>above, <text:span text:style-name="T5">this assignment is legal</text:span></text:p>
      <text:p text:style-name="Standard">a, b = b, a</text:p>
      <text:p text:style-name="_5f_bodyIndent1">to make a tuple</text:p>
      <text:p text:style-name="Standard">a = (1, 2, 3, 4)</text:p>
      <text:p text:style-name="_5f_bodyIndent1">or a list (use square brackets)</text:p>
      <text:p text:style-name="Standard">a = [1, 2, 3, 4]</text:p>
      <text:h text:style-name="_5f_heading3" text:outline-level="1">Function Definition</text:h>
      <text:p text:style-name="_5f_code">def funcname(paramName<text:span text:style-name="T6">s</text:span>):</text:p>
      <text:p text:style-name="_5f_code"><text:tab/>#body <text:span text:style-name="T6">(suite) of code </text:span>is indented</text:p>
      <text:h text:style-name="_5f_heading3" text:outline-level="1">Generator Functions</text:h>
      <text:p text:style-name="Standard">Creates an iterator by using <text:span text:style-name="codeInSentence">yield</text:span> to return a value <text:span text:style-name="T3">that is an iterator object that is suitable for using in a for loop.</text:span>.</text:p>
      <text:p text:style-name="Standard">In the example below, the utility function isprime uses the return statement to run a single time and determine if the argument is a prime number. The generator funcion is primes. It contains a loop that <text:soft-page-break/>returns an iterator object that is suitable for use in a for loop.</text:p>
      <text:p text:style-name="_5f_code">def isprime(n):</text:p>
      <text:p text:style-name="_5f_code"><text:s text:c="4"/>if n == 1:</text:p>
      <text:p text:style-name="_5f_code"><text:s text:c="8"/>return False</text:p>
      <text:p text:style-name="_5f_code"><text:s text:c="4"/>for x in range(2, n):</text:p>
      <text:p text:style-name="_5f_code"><text:s text:c="8"/>if n % x == 0:</text:p>
      <text:p text:style-name="_5f_code"><text:s text:c="12"/>return False</text:p>
      <text:p text:style-name="_5f_code"><text:s text:c="4"/>else:</text:p>
      <text:p text:style-name="_5f_code"><text:s text:c="8"/>return True</text:p>
      <text:p text:style-name="_5f_code"/>
      <text:p text:style-name="_5f_code">def primes(n = 1):</text:p>
      <text:p text:style-name="_5f_code"><text:s text:c="3"/>while(True):</text:p>
      <text:p text:style-name="_5f_code"><text:s text:c="7"/>if isprime(n): yield n</text:p>
      <text:p text:style-name="_5f_code"><text:s text:c="7"/>n += 1 </text:p>
      <text:p text:style-name="_5f_code"/>
      <text:p text:style-name="_5f_code">for n in primes():</text:p>
      <text:p text:style-name="_5f_code"><text:s text:c="4"/>if n &gt; 100: break</text:p>
      <text:p text:style-name="_5f_code"><text:s text:c="4"/>print(n)</text:p>
      <text:p text:style-name="Standard"/>
      <text:h text:style-name="_5f_heading3" text:outline-level="1">Classes</text:h>
      <text:p text:style-name="Standard">class <text:span text:style-name="T9">Egg</text:span>:</text:p>
      <text:p text:style-name="Standard"><text:tab/><text:span text:style-name="T9">def __init__(self, kind = “fried”):<text:tab/>#constructor, self always 1</text:span><text:span text:style-name="T8">st</text:span><text:span text:style-name="T9"> argument</text:span></text:p>
      <text:p text:style-name="Standard"><text:tab/><text:tab/><text:span text:style-name="T9">self.kind = kind</text:span></text:p>
      <text:p text:style-name="Standard"/>
      <text:p text:style-name="Standard"><text:tab/><text:span text:style-name="T9">def whatKind(self):</text:span></text:p>
      <text:p text:style-name="Standard"><text:tab/><text:tab/><text:span text:style-name="T9">return self.kind</text:span></text:p>
      <text:p text:style-name="Standard"/>
      <text:p text:style-name="Standard">fried = Egg()<text:tab/>#Create an instance with default kind value</text:p>
      <text:p text:style-name="Standard">scrambled = Egg('scrambled')<text:tab/>#Create instance w/ different king</text:p>
      <text:p text:style-name="Standard">print(scrambled.whatKind())<text:tab/>#Call object method</text:p>
      <text:h text:style-name="_5f_heading3" text:outline-level="1">Python Object Model</text:h>
      <text:p text:style-name="_5f_bodyIndent1">supports inheritance and polymorphism.</text:p>
      <text:p text:style-name="_5f_bodyIndent1"/>
      <text:p text:style-name="_5f_heading2">Chapter 5: Variables, Objects, and Values</text:p>
      <text:list xml:id="list5291233129181862915" text:style-name="bulletListCustom_5f_indent1">
        <text:list-item>
          <text:p text:style-name="_5f_bodyBulletIndent1">Everything in Python is an object: variables, functions, even code</text:p>
        </text:list-item>
        <text:list-item>
          <text:p text:style-name="_5f_bodyBulletIndent1">Every object has an ID, Type, and Value. </text:p>
        </text:list-item>
        <text:list-item>
          <text:p text:style-name="_5f_bodyBulletIndent1">ID uniquely identifies a particular instance. Cannot change for the life of the object</text:p>
        </text:list-item>
        <text:list-item>
          <text:p text:style-name="_5f_bodyBulletIndent1">Type identifies the class of an object. Cannot change.</text:p>
        </text:list-item>
        <text:list-item>
          <text:p text:style-name="_5f_bodyBulletIndent1">Value is the content of the object. Mutable objects can change value, immutable cannot.</text:p>
        </text:list-item>
        <text:list-item>
          <text:p text:style-name="_5f_bodyBulletIndent1"><text:soft-page-break/>All variables are first class objects. What looks like a simple variable may be more complex.</text:p>
        </text:list-item>
        <text:list-item>
          <text:p text:style-name="_5f_bodyBulletIndent1">See the type and id of an object using type(x) and id(x)</text:p>
        </text:list-item>
        <text:list-item>
          <text:p text:style-name="_5f_bodyBulletIndent1">Variables are references to objects. </text:p>
        </text:list-item>
      </text:list>
      <text:p text:style-name="_5f_heading4">Immutable Objects</text:p>
      <text:list xml:id="list185751750107325" text:continue-numbering="true" text:style-name="bulletListCustom_5f_indent1">
        <text:list-item>
          <text:p text:style-name="_5f_bodyBulletIndent1">numbers, strings, tuples</text:p>
        </text:list-item>
        <text:list-item>
          <text:p text:style-name="P72">Assigning a new value to a variable of these types changes the variable to reference a different object with a different id.</text:p>
        </text:list-item>
      </text:list>
      <text:p text:style-name="_5f_heading4">Mutable Objects</text:p>
      <text:list xml:id="list185751207451960" text:continue-numbering="true" text:style-name="bulletListCustom_5f_indent1">
        <text:list-item>
          <text:p text:style-name="_5f_bodyBulletIndent1">lists, dictionaries and others</text:p>
        </text:list-item>
      </text:list>
      <text:p text:style-name="P73"/>
      <text:h text:style-name="_5f_heading3" text:outline-level="1">Strings</text:h>
      <text:p text:style-name="P74">Immutable, create with single or double quotes.</text:p>
      <text:p text:style-name="P74">Escape characters with \</text:p>
      <text:p text:style-name="P74">Raw strings: r”here is the string” - used in regex</text:p>
      <text:p text:style-name="P75">Triple Quotes</text:p>
      <text:p text:style-name="P75">Use to define a string that spans several lines. Use double or single</text:p>
      <text:p text:style-name="_5f_code">s = '''\</text:p>
      <text:p text:style-name="_5f_code">this is a string</text:p>
      <text:p text:style-name="_5f_code">with more than</text:p>
      <text:p text:style-name="_5f_code">one line.</text:p>
      <text:p text:style-name="_5f_code">'''</text:p>
      <text:p text:style-name="P75">The backslash after the opening triple quotes escapes the first carriage return. Other returns will stay and text will be output in 3 lines.</text:p>
      <text:p text:style-name="_5f_heading4">String object format method</text:p>
      <text:p text:style-name="_5f_code">n = 42</text:p>
      <text:p text:style-name="_5f_code">s = “this is a {} string”.format(n)</text:p>
      <text:p text:style-name="_5f_code">print(s)</text:p>
      <text:p text:style-name="_5f_code"># result is: This is a 42 string</text:p>
      <text:p text:style-name="P74">Remember, the string is an object and format is a method of its class. </text:p>
      <text:p text:style-name="P74"/>
      <text:p text:style-name="Heading_20_3">Sequential Datatypes</text:p>
      <text:p text:style-name="_5f_heading4">Tuple</text:p>
      <text:p text:style-name="P76">An immutable list. Define with parens. Can't insert or change like an array. Good for permanent lists because it's faster and smaller than a mutable list.</text:p>
      <text:p text:style-name="_5f_code">x = (1, 2, 3)</text:p>
      <text:p text:style-name="_5f_code"><text:soft-page-break/>print(x)</text:p>
      <text:p text:style-name="_5f_code"># output will be (1,2,3) with parens</text:p>
      <text:p text:style-name="_5f_heading4">List</text:p>
      <text:p text:style-name="P76">Mutable type. Define with square brackets</text:p>
      <text:p text:style-name="P76">x = [1, 2, 3]</text:p>
      <text:p text:style-name="P76">append() and insert() methods</text:p>
      <text:p text:style-name="_5f_heading4">String</text:p>
      <text:p text:style-name="P77">The string is a sequential type. Can acess using [ ] brackets and other methods like slice</text:p>
      <text:p text:style-name="P77">The sequence types can be used as iterators.</text:p>
      <text:p text:style-name="_5f_code"><text:s text:c="4"/>s = 'IAmString'</text:p>
      <text:p text:style-name="_5f_code"><text:s text:c="4"/>for i in s:</text:p>
      <text:p text:style-name="_5f_code"><text:s text:c="8"/>print(i)</text:p>
      <text:p text:style-name="P77">will output each character on a new line</text:p>
      <text:p text:style-name="_5f_heading4">Dictionary (Associative Array)</text:p>
      <text:p text:style-name="P77">Define with braces and key value pairs</text:p>
      <text:p text:style-name="_5f_code"><text:s text:c="4"/>d = {'one':1, 'two':2, 'three':3, 'four':4, 'five':5}</text:p>
      <text:p text:style-name="_5f_code"><text:s text:c="4"/>print(d)</text:p>
      <text:p text:style-name="P77">won't print out in any particular order. The type does have a sorted method. Used with iterator:</text:p>
      <text:p text:style-name="_5f_code"><text:s text:c="4"/>d = {'one':1, 'two':2, 'three':3, 'four':4, 'five':5}</text:p>
      <text:p text:style-name="_5f_code"><text:s text:c="4"/>for k in sorted(d.keys()):</text:p>
      <text:p text:style-name="_5f_code"><text:s text:c="8"/>print(k, d[k])</text:p>
      <text:p text:style-name="P77">will print out in alphabetical order based on keys</text:p>
      <text:p text:style-name="P78">Another way to define a dictionary:</text:p>
      <text:p text:style-name="_5f_code">d = dict(</text:p>
      <text:p text:style-name="_5f_code"><text:s text:c="13"/>one = 1, two = 2, three=3, four='four')</text:p>
      <text:p text:style-name="P78">Mutable objects - add another property like this</text:p>
      <text:p text:style-name="_5f_code">d['seven'] = 7</text:p>
      <text:p text:style-name="P78">note the quotes</text:p>
      <text:p text:style-name="_5f_heading2">Conditionals</text:p>
      <text:p text:style-name="_5f_heading4">Conditional <text:span text:style-name="T5">Execution</text:span></text:p>
      <text:p text:style-name="P31">if a &lt; b:</text:p>
      <text:p text:style-name="P31"><text:tab/><text:span text:style-name="T1">print('a is less than b')</text:span></text:p>
      <text:p text:style-name="P30">elif a &gt; b:</text:p>
      <text:p text:style-name="P30"><text:tab/>print('a is greater than b')</text:p>
      <text:p text:style-name="P31">else:</text:p>
      <text:p text:style-name="P31"><text:tab/><text:span text:style-name="T6">print('a is equal to b')</text:span></text:p>
      <text:p text:style-name="_5f_heading4"><text:soft-page-break/>Switch/case Statements</text:p>
      <text:p text:style-name="_5f_bodyIndent1">They don't exist in Python. Here's how to get the functionality</text:p>
      <text:p text:style-name="P32"><text:s text:c="4"/>choices = dict(</text:p>
      <text:p text:style-name="P32"><text:s text:c="13"/>one = 1, two = 2, three=3, four= 4)</text:p>
      <text:p text:style-name="P32"><text:s text:c="4"/>v = 'two'</text:p>
      <text:p text:style-name="P32"><text:s text:c="4"/>print(choices[v])</text:p>
      <text:p text:style-name="_5f_bodyIndent1">There is a problem with this - if the value of choices is not in the dictionary, the print statement will throw an error. A better way to do it is to use the dictionary.get method with a default argument</text:p>
      <text:p text:style-name="_5f_code"><text:span text:style-name="T10">print( </text:span>choices.get<text:span text:style-name="T10">(v, 'not in dict')</text:span></text:p>
      <text:p text:style-name="_5f_heading4">Conditional <text:span text:style-name="T6">Expression</text:span></text:p>
      <text:p text:style-name="P1">a value is assigned only if a condition is true. Easier to read in Python</text:p>
      <text:p text:style-name="P30">s = “less than” if a &lt; b else “not less than”</text:p>
      <text:p text:style-name="Heading_20_2">Loops</text:p>
      <text:h text:style-name="P51" text:outline-level="1">While Loop</text:h>
      <text:p text:style-name="P33">a, b = 0, 1</text:p>
      <text:p text:style-name="P33">while b &lt; 50:</text:p>
      <text:p text:style-name="P33"><text:s text:c="4"/>print(b)</text:p>
      <text:p text:style-name="P33"><text:s text:c="4"/>a, b = b, a + b</text:p>
      <text:h text:style-name="P51" text:outline-level="1">For-<text:span text:style-name="T2">In</text:span> Loop</text:h>
      <text:p text:style-name="P2"><text:span text:style-name="T11">Commonly used as an </text:span>iterator <text:span text:style-name="T11">loop to step through a data structure.</text:span></text:p>
      <text:p text:style-name="P3">For variable in container.</text:p>
      <text:p text:style-name="P33">fh = open('lines.txt')</text:p>
      <text:p text:style-name="P33">for line in fh.readlines():</text:p>
      <text:p text:style-name="P33"><text:s text:c="4"/>print(line, <text:span text:style-name="T2">end=''</text:span>)</text:p>
      <text:p text:style-name="P2">fh.readlines() is the iterator - it returns each line in the file</text:p>
      <text:p text:style-name="P3">For loop doesn't have built in counter variable like other languages. Can get that using enumerate()</text:p>
      <text:p text:style-name="P34"># the index is i and the character is c</text:p>
      <text:p text:style-name="_5f_code">s = 'this is a string'</text:p>
      <text:p text:style-name="_5f_code">for i, c in enumerate(s):</text:p>
      <text:p text:style-name="_5f_code"><text:s text:c="4"/>print(i,c)</text:p>
      <text:p text:style-name="_5f_bodyIndent1">To find the indices of specific characters, say 's'</text:p>
      <text:p text:style-name="P36">for i, c in enumerate(s):</text:p>
      <text:p text:style-name="P35"><text:s text:c="4"/><text:span text:style-name="T12">if c == 's': </text:span>print(<text:span text:style-name="T12">'index {} is an s'.format(i)</text:span>)</text:p>
      <text:h text:style-name="_5f_heading3" text:outline-level="1">Loop Control</text:h>
      <text:p text:style-name="P79">To shortcut out of an iteration of the loop and skip printing the s characters</text:p>
      <text:p text:style-name="P37">s = 'this is a string'</text:p>
      <text:p text:style-name="P37"><text:soft-page-break/>for c in s:</text:p>
      <text:p text:style-name="P37"><text:s text:c="4"/>if c == 's': continue</text:p>
      <text:p text:style-name="P37"><text:tab/> <text:s text:c="2"/>print(c, end='')</text:p>
      <text:p text:style-name="P79">To break out of a loop and end after the s is encountered</text:p>
      <text:p text:style-name="P37">for c in s:</text:p>
      <text:p text:style-name="P37"><text:s text:c="4"/>if c == 's': continue</text:p>
      <text:p text:style-name="P37"><text:tab/> <text:s text:c="2"/>print(c, end='')</text:p>
      <text:p text:style-name="P79">To do something when when the condition goes false, use else</text:p>
      <text:p text:style-name="_5f_code">for c in s:</text:p>
      <text:p text:style-name="_5f_code"><text:s text:c="4"/>print(c, end='')</text:p>
      <text:p text:style-name="_5f_code">else</text:p>
      <text:p text:style-name="_5f_code"><text:s text:c="4"/>print('else')</text:p>
      <text:p text:style-name="_5f_code"/>
      <text:h text:style-name="P52" text:outline-level="1">Operators</text:h>
      <table:table table:name="Table1" table:style-name="Table1">
        <table:table-column table:style-name="Table1.A"/>
        <table:table-column table:style-name="Table1.B"/>
        <table:table-row>
          <table:table-cell table:style-name="Table1.A1" office:value-type="string">
            <text:p text:style-name="P39">//</text:p>
          </table:table-cell>
          <table:table-cell table:style-name="Table1.A1" office:value-type="string">
            <text:p text:style-name="P54"><text:span text:style-name="T13">Floor</text:span> division <text:span text:style-name="T13">rounds down</text:span></text:p>
          </table:table-cell>
        </table:table-row>
        <table:table-row>
          <table:table-cell table:style-name="Table1.A1" office:value-type="string">
            <text:p text:style-name="P38">divmod(5,3)</text:p>
          </table:table-cell>
          <table:table-cell table:style-name="Table1.A1" office:value-type="string">
            <text:p text:style-name="P55">Returns tuple (1,2) where 2 is the remainder</text:p>
          </table:table-cell>
        </table:table-row>
        <table:table-row>
          <table:table-cell table:style-name="Table1.A1" office:value-type="string">
            <text:p text:style-name="P39">round(x, 2)</text:p>
          </table:table-cell>
          <table:table-cell table:style-name="Table1.A1" office:value-type="string">
            <text:p text:style-name="P54">Round. Opt 2<text:span text:style-name="T7">nd</text:span> argument for digits</text:p>
          </table:table-cell>
        </table:table-row>
        <table:table-row>
          <table:table-cell table:style-name="Table1.A1" office:value-type="string">
            <text:p text:style-name="P39">%</text:p>
          </table:table-cell>
          <table:table-cell table:style-name="Table1.A1" office:value-type="string">
            <text:p text:style-name="P54">Modulo</text:p>
          </table:table-cell>
        </table:table-row>
        <table:table-row>
          <table:table-cell table:style-name="Table1.A1" office:value-type="string">
            <text:p text:style-name="P40">int(x)</text:p>
          </table:table-cell>
          <table:table-cell table:style-name="Table1.A1" office:value-type="string">
            <text:p text:style-name="P54">Create integer, no rounding (constructor)</text:p>
          </table:table-cell>
        </table:table-row>
        <table:table-row>
          <table:table-cell table:style-name="Table1.A1" office:value-type="string">
            <text:p text:style-name="P40">float(x)</text:p>
          </table:table-cell>
          <table:table-cell table:style-name="Table1.A1" office:value-type="string">
            <text:p text:style-name="P54">Create floating pt. (constructor)</text:p>
          </table:table-cell>
        </table:table-row>
        <table:table-row>
          <table:table-cell table:style-name="Table1.A1" office:value-type="string">
            <text:p text:style-name="P41">+=, -+, /=, //= etc</text:p>
          </table:table-cell>
          <table:table-cell table:style-name="Table1.A1" office:value-type="string">
            <text:p text:style-name="P56"/>
          </table:table-cell>
        </table:table-row>
      </table:table>
      <text:h text:style-name="P52" text:outline-level="1">Bitwise Operators</text:h>
      <text:p text:style-name="_5f_bodyIndent1">First a function to output a number in 8 digit binary</text:p>
      <text:p text:style-name="P42">def b(n): print('{:08b}'.format(n))</text:p>
      <text:h text:style-name="_5f_heading3" text:outline-level="1">Comparison Operators</text:h>
      <text:p text:style-name="P80">All the basic &gt;, &lt;, &lt;=, == etc</text:p>
      <text:p text:style-name="P80">is and is not</text:p>
      <text:p text:style-name="P80">These operators are for id's. Immutable ids will be same if values are the same.</text:p>
      <text:p text:style-name="P81">Boolean Operators</text:p>
      <text:p text:style-name="P81">Use or and and. The &amp; is bitwise</text:p>
      <text:h text:style-name="_5f_heading3" text:outline-level="1">Slices</text:h>
      <text:p text:style-name="P81">Python for 'parts of a container'</text:p>
      <text:p text:style-name="P81"><text:s/>Example: First create a list</text:p>
      <text:p text:style-name="_5f_code">list = []</text:p>
      <text:p text:style-name="_5f_code">list[:] = range(100) <text:span text:style-name="T14">#shortcut to initialize with values 0..99</text:span></text:p>
      <text:p text:style-name="P43">print(list[25]) #output a single element</text:p>
      <text:p text:style-name="P43"><text:soft-page-break/>print(list[5:<text:span text:style-name="T15">27</text:span>] #output elements 5 through <text:span text:style-name="T15">26 - doesn't include last</text:span></text:p>
      <text:p text:style-name="P44">print(list[5:27:2] #output every other element </text:p>
      <text:p text:style-name="_5f_bodyIndent1">can use as an iterator</text:p>
      <text:p text:style-name="P44">for i in list[4:45:2] : print[i]</text:p>
      <text:p text:style-name="P43"/>
      <text:p text:style-name="_5f_heading2">Regular Expressions</text:p>
      <text:p text:style-name="P82">Matching patterns in text</text:p>
      <text:p text:style-name="P82">Import the Python re module</text:p>
      <text:p text:style-name="P82">import re</text:p>
      <text:p text:style-name="P82"/>
      <text:p text:style-name="_5f_code"><text:s text:c="4"/>fh = open('raven.txt')</text:p>
      <text:p text:style-name="_5f_code"><text:s text:c="4"/>for line in fh:</text:p>
      <text:p text:style-name="_5f_code"><text:s text:c="8"/>if re.search('(Len|Neverm)ore', line):</text:p>
      <text:p text:style-name="_5f_code"><text:s text:c="12"/>print(line, end='')</text:p>
      <text:p text:style-name="P83">if wanted to just retrieve the words</text:p>
      <text:p text:style-name="_5f_code"><text:s text:c="4"/>for line in fh:</text:p>
      <text:p text:style-name="_5f_code"><text:s text:c="8"/>match = re.search('(Len|Neverm)ore', line)</text:p>
      <text:p text:style-name="_5f_code"><text:s text:c="8"/>if match:</text:p>
      <text:p text:style-name="_5f_code"><text:s text:c="12"/>print(match.group())</text:p>
      <text:h text:style-name="_5f_heading3" text:outline-level="1">Replacing with regular expressions</text:h>
      <text:p text:style-name="P84">To search and replace, use re.sub </text:p>
      <text:p text:style-name="_5f_code"><text:s text:c="4"/>for line in fh:</text:p>
      <text:p text:style-name="_5f_code"><text:s text:c="8"/>print(re.sub('(Len|Neverm)ore', '***', line), end='')</text:p>
      <text:p text:style-name="P84">can also split the search and replace up for more opportunities to change</text:p>
      <text:p text:style-name="_5f_code"><text:s text:c="4"/>for line in fh:</text:p>
      <text:p text:style-name="_5f_code"><text:s text:c="8"/>match = re.search('(Len|Neverm)ore', line)</text:p>
      <text:p text:style-name="_5f_code"><text:s text:c="8"/>if match:</text:p>
      <text:p text:style-name="_5f_code"><text:s text:c="12"/>print(line.replace(match.group(), '###'), end='')</text:p>
      <text:p text:style-name="P84">Reusing RegEx expressions with re.compile</text:p>
      <text:p text:style-name="P84">For more efficiency when using a regex over and over, like in a loop, the regex can be precompiled once and reused for each iteration of the loop.</text:p>
      <text:p text:style-name="_5f_code"><text:s text:c="4"/>pattern = re.compile('(Len|Neverm)ore', re.IGNORECASE)</text:p>
      <text:p text:style-name="_5f_code"><text:s text:c="4"/>for line in fh:</text:p>
      <text:p text:style-name="_5f_code"><text:s text:c="8"/>if re.search(pattern, line):</text:p>
      <text:p text:style-name="_5f_code"><text:s text:c="12"/>print(line, end='')</text:p>
      <text:p text:style-name="P85">Allows liberal use of the regex. For instance, to print the above differently, </text:p>
      <text:p text:style-name="_5f_code"><text:tab/><text:tab/><text:tab/><text:span text:style-name="T16">print(pattern.sub('###', line), end='')</text:span></text:p>
      <text:p text:style-name="P86"/>
      <text:p text:style-name="_5f_heading2"><text:soft-page-break/>Exceptions</text:p>
      <text:p text:style-name="P87">Catch them using <text:span text:style-name="codeInSentence">try</text:span> and <text:span text:style-name="codeInSentence">except</text:span></text:p>
      <text:p text:style-name="P87">Raise your own exceptions using the <text:span text:style-name="codeInSentence">raise</text:span> statement</text:p>
      <text:p text:style-name="_5f_code"><text:s text:c="4"/>try:</text:p>
      <text:p text:style-name="_5f_code"><text:s text:c="8"/>fh = open('lines.txt')</text:p>
      <text:p text:style-name="_5f_code"><text:s text:c="4"/>except:</text:p>
      <text:p text:style-name="_5f_code"><text:s text:c="8"/>print('why you no open')</text:p>
      <text:p text:style-name="_5f_code"><text:s text:c="4"/>else:</text:p>
      <text:p text:style-name="_5f_code"><text:s text:c="8"/>for line in fh: print(line.strip())</text:p>
      <text:p text:style-name="P88">Basic form above. with just plain except, this will catch all exceptions and not give you any error messages. To be more specific and catch an io error and display:</text:p>
      <text:p text:style-name="_5f_code"><text:s text:c="4"/>except IOError as e:</text:p>
      <text:p text:style-name="_5f_code"><text:s text:c="8"/>print('why you no open. Here why:', e)</text:p>
      <text:p text:style-name="P89">It's often better form to put the code you want to execute after the operation right in the try clause like this:</text:p>
      <text:p text:style-name="_5f_code"><text:s text:c="4"/>try:</text:p>
      <text:p text:style-name="_5f_code"><text:s text:c="8"/>fh = open('lines.txt')</text:p>
      <text:p text:style-name="_5f_code"><text:s text:c="8"/>for line in fh: print(line.strip())</text:p>
      <text:p text:style-name="_5f_code"><text:s text:c="4"/>except IOError as e:</text:p>
      <text:p text:style-name="_5f_code"><text:s text:c="8"/>print('why you no open. Here why:', e)</text:p>
      <text:p text:style-name="P89">And put in multiple except clauses for different errors.</text:p>
      <text:p text:style-name="P90">Raising Exceptions</text:p>
      <text:p text:style-name="P90">For this example, start with reading using an iterator function </text:p>
      <text:p text:style-name="_5f_code">def main():</text:p>
      <text:p text:style-name="_5f_code"><text:s text:c="4"/>try:</text:p>
      <text:p text:style-name="_5f_code"><text:s text:c="8"/>for line in readfile('lines.txt'): print(line.strip())</text:p>
      <text:p text:style-name="_5f_code"><text:s text:c="4"/>except IOError as e:</text:p>
      <text:p text:style-name="_5f_code"><text:s text:c="8"/>print('cannot read file: ', e)</text:p>
      <text:p text:style-name="_5f_code"><text:s text:c="8"/></text:p>
      <text:p text:style-name="_5f_code">def readfile(filename):</text:p>
      <text:p text:style-name="_5f_code"><text:s text:c="4"/>fh = open(filename)</text:p>
      <text:p text:style-name="_5f_code"><text:s text:c="4"/>return fh.readlines()</text:p>
      <text:p text:style-name="P90">This does the same as the prev example, but gives us the opportunity to raise additional exceptions</text:p>
      <text:p text:style-name="_5f_code">def main():</text:p>
      <text:p text:style-name="_5f_code"><text:s text:c="4"/>try:</text:p>
      <text:p text:style-name="_5f_code"><text:s text:c="8"/>for line in readfile('lines.txt'): print(line.strip())</text:p>
      <text:p text:style-name="_5f_code"><text:s text:c="4"/>except IOError as e:</text:p>
      <text:p text:style-name="_5f_code"><text:s text:c="8"/>print('cannot read file: ', e)</text:p>
      <text:p text:style-name="_5f_code"><text:s text:c="4"/>except ValueError as e:</text:p>
      <text:p text:style-name="_5f_code"><text:s text:c="8"/>print('bad filename: ', e)</text:p>
      <text:p text:style-name="_5f_code"><text:soft-page-break/><text:s text:c="8"/></text:p>
      <text:p text:style-name="_5f_code">def readfile(filename):</text:p>
      <text:p text:style-name="_5f_code"><text:s text:c="4"/>if filename.endswith('.txt'):</text:p>
      <text:p text:style-name="_5f_code"><text:s text:c="8"/>fh = open(filename)</text:p>
      <text:p text:style-name="_5f_code"><text:s text:c="8"/>return fh.readlines()</text:p>
      <text:p text:style-name="_5f_code"><text:s text:c="4"/>else: raise ValueError('Filename must end with .txt')</text:p>
      <text:p text:style-name="P91">The exception name ValueError is defined in the raise statement</text:p>
      <text:p text:style-name="P92">List of predefined exceptions at docs.python.org/library/exceptions.html</text:p>
      <text:p text:style-name="_5f_heading2"/>
      <text:p text:style-name="P58">Functions</text:p>
      <text:p text:style-name="P4">Python expects a function to have a suite - can't be empty. To create a stub, use the pass statement</text:p>
      <text:p text:style-name="_5f_code">def testfunc():</text:p>
      <text:p text:style-name="_5f_code"><text:s text:c="4"/>pass</text:p>
      <text:p text:style-name="P5">Optional parameters must have default values. If you want to have a parameter without a default, assign it the value None</text:p>
      <text:p text:style-name="_5f_code">def testfunc(number, anothernumber = None, stillanother = 10):</text:p>
      <text:p text:style-name="P5">you can test for None using ID</text:p>
      <text:p text:style-name="_5f_code">if anothernumber is None:</text:p>
      <text:p text:style-name="P5">can reassign value in the function body.</text:p>
      <text:p text:style-name="_5f_heading4">Using Lists of Arguments</text:p>
      <text:p text:style-name="P5">When you need an arbitrary number of arguments.</text:p>
      <text:p text:style-name="_5f_code">def testfunc(*args):</text:p>
      <text:p text:style-name="P5">The args object becomes a tuple inside the function body. Other named parameters may also be included, but they must be defined before *args</text:p>
      <text:p text:style-name="_5f_heading4">Named Function Arguments</text:p>
      <text:p text:style-name="P5">Also called keyword arguments. These occur when the caller names the arguments, not the function.</text:p>
      <text:p text:style-name="_5f_code">def main():</text:p>
      <text:p text:style-name="_5f_code"><text:s text:c="4"/>testfunc(1, 2, 3, 4, 5, 6, one=1, two=2, three=3)</text:p>
      <text:p text:style-name="_5f_code">def testfunc(this, that, theother, *args, **kwargs):</text:p>
      <text:p text:style-name="P45"><text:s text:c="4"/>print('args tuple is: ', args)</text:p>
      <text:p text:style-name="_5f_code"><text:s text:c="4"/>print('first kwarg is: ', kwargs['one'])</text:p>
      <text:p text:style-name="P5">kwargs is a dictionary. <text:span text:style-name="T17">Can be combined with other types of arguments but they must be in the above order: Named first, then *args, then **kwargs.</text:span></text:p>
      <text:p text:style-name="P6">Commonly used for flags and settings.</text:p>
      <text:p text:style-name="_5f_heading4">Return Values</text:p>
      <text:p text:style-name="P6">Example of a simple iterator using range</text:p>
      <text:p text:style-name="_5f_code">def main():</text:p>
      <text:p text:style-name="_5f_code"><text:s text:c="4"/>for n in testfunc(): print(n, end=' ')</text:p>
      <text:p text:style-name="_5f_code">def testfunc():</text:p>
      <text:p text:style-name="_5f_code"><text:s text:c="4"/>return range(25)</text:p>
      <text:p text:style-name="_5f_heading4">Generator Functions</text:p>
      <text:p text:style-name="P6">Returns an iterator object. <text:span text:style-name="T18">Must use yield instead of return.</text:span></text:p>
      <text:p text:style-name="_5f_code">def main():</text:p>
      <text:p text:style-name="_5f_code"><text:s text:c="4"/>for i in inclusive_range(0, 25, 1):</text:p>
      <text:p text:style-name="_5f_code"><text:soft-page-break/><text:s text:c="8"/>print(i, end=' ')</text:p>
      <text:p text:style-name="_5f_code">def inclusive_range(start, stop, step):</text:p>
      <text:p text:style-name="_5f_code"><text:s text:c="4"/>i = start</text:p>
      <text:p text:style-name="_5f_code"><text:s text:c="4"/>while i &lt;= stop:</text:p>
      <text:p text:style-name="_5f_code"><text:s text:c="8"/>yield i</text:p>
      <text:p text:style-name="_5f_code"><text:s text:c="8"/>i += step</text:p>
      <text:p text:style-name="P7">Making it work like range.</text:p>
      <text:p text:style-name="P7">When range is called with 1 argument, it starts at 0 and steps by 1. </text:p>
      <text:p text:style-name="_5f_code">def main():</text:p>
      <text:p text:style-name="_5f_code"><text:s text:c="4"/>for i in inclusive_range(0, 25, 1):</text:p>
      <text:p text:style-name="_5f_code"><text:s text:c="8"/>print(i, end=' ')</text:p>
      <text:p text:style-name="_5f_code"><text:s text:c="8"/></text:p>
      <text:p text:style-name="_5f_code">def inclusive_range(*args):</text:p>
      <text:p text:style-name="_5f_code"><text:s text:c="4"/>numargs = len(args)</text:p>
      <text:p text:style-name="_5f_code"><text:s text:c="4"/>if numargs &lt; 1: raise TypeError('requires at least one argument')</text:p>
      <text:p text:style-name="_5f_code"><text:s text:c="4"/>elif numargs == 1:</text:p>
      <text:p text:style-name="_5f_code"><text:s text:c="8"/>stop = args[0]</text:p>
      <text:p text:style-name="_5f_code"><text:s text:c="8"/>start = 0</text:p>
      <text:p text:style-name="_5f_code"><text:s text:c="8"/>step = 1</text:p>
      <text:p text:style-name="_5f_code"><text:s text:c="4"/>elif numargs == 2:</text:p>
      <text:p text:style-name="_5f_code"><text:s text:c="8"/>(start, stop) = args</text:p>
      <text:p text:style-name="_5f_code"><text:s text:c="8"/>step = 1</text:p>
      <text:p text:style-name="_5f_code"><text:s text:c="4"/>elif numargs == 3:</text:p>
      <text:p text:style-name="_5f_code"><text:s text:c="8"/>(start, stop, step) = args</text:p>
      <text:p text:style-name="_5f_code"><text:s text:c="4"/>else: raise TypeError('expected max 3 arguments, got {}'.format(numargs))</text:p>
      <text:p text:style-name="_5f_code"><text:s text:c="4"/>i = start</text:p>
      <text:p text:style-name="_5f_code"><text:s text:c="4"/>while i &lt;= stop:</text:p>
      <text:p text:style-name="_5f_code"><text:s text:c="8"/>yield i</text:p>
      <text:p text:style-name="_5f_code"><text:s text:c="8"/>i += step</text:p>
      <text:p text:style-name="P5"/>
      <text:p text:style-name="P5"/>
      <text:p text:style-name="P5"/>
      <text:p text:style-name="P5"/>
      <text:p text:style-name="P5"/>
      <text:p text:style-name="P5"/>
      <text:p text:style-name="P5"/>
      <text:p text:style-name="P88"/>
      <text:p text:style-name="P88"/>
      <text:p text:style-name="P88"/>
      <text:p text:style-name="_5f_heading2"><text:soft-page-break/>Classes</text:p>
      <text:p text:style-name="P8">Basic definition and instance creation</text:p>
      <text:p text:style-name="_5f_code">class Duck:</text:p>
      <text:p text:style-name="_5f_code"><text:s text:c="4"/>def quack(self):</text:p>
      <text:p text:style-name="_5f_code"><text:s text:c="8"/>print('Quaaack!')</text:p>
      <text:p text:style-name="_5f_code"><text:s text:c="4"/>def walk(self):</text:p>
      <text:p text:style-name="_5f_code"><text:s text:c="8"/>print('Walks like a duck.')</text:p>
      <text:p text:style-name="_5f_code"/>
      <text:p text:style-name="_5f_code">def main():</text:p>
      <text:p text:style-name="_5f_code"><text:s text:c="4"/>donald = Duck()</text:p>
      <text:p text:style-name="_5f_code"><text:s text:c="4"/>donald.quack()</text:p>
      <text:p text:style-name="_5f_code"><text:s text:c="4"/>donald.walk()</text:p>
      <text:h text:style-name="_5f_heading3" text:outline-level="1">Methods</text:h>
      <text:p text:style-name="P8">self must be the first parameter.</text:p>
      <text:p text:style-name="_5f_heading4">Constructor</text:p>
      <text:p text:style-name="P8">Created by naming a method <text:span text:style-name="codeInSentence">__init__</text:span></text:p>
      <text:p text:style-name="P8"><text:span text:style-name="codeInSentence"><text:s text:c="4"/>def __init__(self, somevalue):</text:span></text:p>
      <text:p text:style-name="P8"><text:span text:style-name="codeInSentence"><text:s text:c="8"/>self._v = somevalue</text:span></text:p>
      <text:p text:style-name="P8"><text:span text:style-name="codeInSentence"><text:s text:c="4"/>def quack(self):</text:span></text:p>
      <text:p text:style-name="P8"><text:span text:style-name="codeInSentence"><text:s text:c="8"/>print('Quaaack!', self._v)</text:span></text:p>
      <text:p text:style-name="P8"><text:span text:style-name="codeInSentence"/></text:p>
      <text:p text:style-name="P9"><text:span text:style-name="codeInSentence"><text:span text:style-name="T19">donald = Duck(" meh") #call with an argument for somevalue</text:span></text:span></text:p>
      <text:p text:style-name="_5f_bodyIndent1">Constructor above allows creation <text:span text:style-name="T19">with</text:span> propert<text:span text:style-name="T19">y values</text:span></text:p>
      <text:p text:style-name="P10">Using Object Data</text:p>
      <text:p text:style-name="P10">The use of dictionaries allows objects to scale</text:p>
      <text:p text:style-name="_5f_code">class Duck:</text:p>
      <text:p text:style-name="_5f_code"><text:s text:c="4"/>def __init__(self, **kwargs):</text:p>
      <text:p text:style-name="_5f_code"><text:s text:c="8"/>self._variables = kwargs</text:p>
      <text:p text:style-name="_5f_code"><text:s text:c="8"/></text:p>
      <text:p text:style-name="_5f_code"><text:s text:c="4"/>def set_variables(self, key, val):</text:p>
      <text:p text:style-name="_5f_code"><text:s text:c="8"/>self._variables[key] = val</text:p>
      <text:p text:style-name="_5f_code"><text:s text:c="12"/></text:p>
      <text:p text:style-name="_5f_code"><text:s text:c="4"/>def get_variables(self, key):</text:p>
      <text:p text:style-name="_5f_code"><text:s text:c="8"/>return self._variables.get(key, None)</text:p>
      <text:p text:style-name="_5f_code"/>
      <text:p text:style-name="_5f_code">def main():</text:p>
      <text:p text:style-name="_5f_code"><text:s text:c="4"/>donald = Duck(color='white')</text:p>
      <text:p text:style-name="_5f_code"><text:s text:c="4"/>donald.set_variables('feet', 'orange')</text:p>
      <text:p text:style-name="_5f_code"><text:soft-page-break/><text:s text:c="4"/>print(donald.get_variables('color'))</text:p>
      <text:p text:style-name="_5f_code"><text:s text:c="4"/>print(donald.get_variables('feet')</text:p>
      <text:p text:style-name="_5f_bodyIndent1"/>
      <text:p text:style-name="_5f_heading4">Inheritance</text:p>
      <text:p text:style-name="P11">Given another class, for example, Animal, Define the Duck class like this</text:p>
      <text:p text:style-name="P11">class Duck(Animal):</text:p>
      <text:p text:style-name="P11">Example - The Animal class defines a method named walk. A method of the same name defined in Duck will override. Use super to pull in the functionality of the parent walk method and then add Duck specific code</text:p>
      <text:p text:style-name="_5f_code">def walk(self):</text:p>
      <text:p text:style-name="_5f_code"><text:s text:c="4"/>super().walk()</text:p>
      <text:p text:style-name="_5f_code"><text:s text:c="4"/>print('walk code in duck here')</text:p>
      <text:p text:style-name="P11">Make a base class that has all the properties you want in a group of classes, then override etc as needed.</text:p>
      <text:p text:style-name="_5f_heading4">Polymorphism</text:p>
      <text:p text:style-name="P11">Using one object of a particular class as if it were another object of another class.</text:p>
      <text:p text:style-name="P12">Any object of any class that implements the interface that is expected by a function can be used by that function, regardless of what its type is. </text:p>
      <text:p text:style-name="P12">If multiple classes all implement the same interface, they can be used in functions interchangeably.</text:p>
      <text:p text:style-name="_5f_heading4"/>
      <text:p text:style-name="P60">Generator Objects</text:p>
      <text:p text:style-name="P12">An object that can be used as an iterator. <text:span text:style-name="T20">To make it a generator, include a method named __iter__ that contains a yield statement</text:span></text:p>
      <text:p text:style-name="_5f_code">class inclusive_range:</text:p>
      <text:p text:style-name="_5f_code"><text:tab/>def __init__(self, *args):</text:p>
      <text:p text:style-name="_5f_code"><text:tab/><text:tab/>numargs = len(args)</text:p>
      <text:p text:style-name="_5f_code"><text:tab/><text:tab/>(self.start, self.step) = (0,1)</text:p>
      <text:p text:style-name="_5f_code"><text:tab/><text:tab/>if numargs &lt; 1: raise TypeError('requires at least 1 argument')</text:p>
      <text:p text:style-name="_5f_code"><text:tab/><text:tab/>if numargs == 1:</text:p>
      <text:p text:style-name="_5f_code"><text:tab/><text:tab/><text:tab/>self.stop = args[0]</text:p>
      <text:p text:style-name="_5f_code"><text:tab/><text:tab/>elif numargs == 2:</text:p>
      <text:p text:style-name="_5f_code"><text:tab/><text:tab/><text:tab/>(self.start, self.stop) = args</text:p>
      <text:p text:style-name="_5f_code"><text:tab/><text:tab/>elif numargs ==3:</text:p>
      <text:p text:style-name="_5f_code"><text:tab/><text:tab/><text:tab/>(self.start, self.stop, self.step) = args</text:p>
      <text:p text:style-name="_5f_code"><text:tab/><text:tab/>else: raise TypeError('expected max 3 arguments, got {} '.format(numargs))</text:p>
      <text:p text:style-name="_5f_code"/>
      <text:p text:style-name="_5f_code"><text:tab/>def __iter__(self):</text:p>
      <text:p text:style-name="_5f_code"><text:tab/><text:tab/>i = self.start</text:p>
      <text:p text:style-name="_5f_code"><text:tab/><text:tab/>while i &lt;= self.stop:</text:p>
      <text:p text:style-name="_5f_code"><text:tab/><text:tab/><text:tab/>yield i</text:p>
      <text:p text:style-name="_5f_code"><text:tab/><text:tab/><text:tab/>i += self.step</text:p>
      <text:p text:style-name="_5f_code"/>
      <text:p text:style-name="_5f_code">def main():</text:p>
      <text:p text:style-name="_5f_code"><text:tab/>o = inclusive_range(1,10)</text:p>
      <text:p text:style-name="_5f_code"><text:tab/>for i in o: print(i, end=' ')</text:p>
      <text:p text:style-name="_5f_code"/>
      <text:p text:style-name="_5f_bodyIndent1">Don't really need to create the variable o above, could do it all in one statement:</text:p>
      <text:p text:style-name="P46"><text:tab/>for i in inclusive_range(1,10): print(i, end=' ')</text:p>
      <text:p text:style-name="_5f_bodyIndent1"/>
      <text:p text:style-name="_5f_bodyIndent1"/>
      <text:p text:style-name="_5f_bodyIndent1"/>
      <text:h text:style-name="P59" text:outline-level="1">Decorators</text:h>
      <text:p text:style-name="P13">Special functions that return other functions. Used to modify the way that a function works.</text:p>
      <text:p text:style-name="P13">Commonly used to create accessor methods for variables. <text:span text:style-name="T21">To do that for the Duck class:</text:span></text:p>
      <text:p text:style-name="P47"><text:s text:c="4"/>@property</text:p>
      <text:p text:style-name="P47"><text:s text:c="4"/>def color(self):</text:p>
      <text:p text:style-name="P47"><text:s text:c="8"/>return self.properties.get('color', None)</text:p>
      <text:p text:style-name="P47"/>
      <text:p text:style-name="P47"><text:s text:c="4"/>@color.setter</text:p>
      <text:p text:style-name="P47"><text:s text:c="4"/>def color(self, c):</text:p>
      <text:p text:style-name="P47"><text:s text:c="8"/>self.properties['color'] = c</text:p>
      <text:p text:style-name="P47"/>
      <text:p text:style-name="P47"><text:s text:c="4"/>@color.deleter</text:p>
      <text:p text:style-name="P47"><text:s text:c="4"/>def color(self):</text:p>
      <text:p text:style-name="P47"><text:s text:c="8"/>del self.properties['color']</text:p>
      <text:p text:style-name="P47"/>
      <text:p text:style-name="P47">def main():</text:p>
      <text:p text:style-name="P47"><text:s text:c="4"/>donald = Duck()</text:p>
      <text:p text:style-name="P47"><text:s text:c="4"/>donald.color = 'red'</text:p>
      <text:p text:style-name="P47"><text:s text:c="4"/>print(donald.color)</text:p>
      <text:p text:style-name="P14">Allows you to have object methods that can be used just like you're accessing a property. Useful if, for example, you want to change a property in your code but then use the setter to also change that property in a database.</text:p>
      <text:p text:style-name="_5f_heading2">String Methods</text:p>
      <text:h text:style-name="_5f_heading3" text:outline-level="1">Understanding Strings as Objects</text:h>
      <text:p text:style-name="P15">Strings are objects, so you can call methods on them - like this:</text:p>
      <text:p text:style-name="_5f_code">s = 'This is a string'</text:p>
      <text:p text:style-name="_5f_code">print(s.upper())</text:p>
      <text:p text:style-name="_5f_code">#yields the same thing as</text:p>
      <text:p text:style-name="_5f_code">print( 'This is a string'.upper() )</text:p>
      <text:h text:style-name="_5f_heading3" text:outline-level="1">Common String Methods</text:h>
      <text:p text:style-name="P15">The string itself is immutable, so the following methods don't change it, instead they return a new string with the changes made.</text:p>
      <text:p text:style-name="P15">capitalize, upper, lower, swapcase, find, replace,</text:p>
      <table:table table:name="Table2" table:style-name="Table2">
        <table:table-column table:style-name="Table2.A"/>
        <table:table-column table:style-name="Table2.B"/>
        <table:table-row>
          <table:table-cell table:style-name="Table2.A1" office:value-type="string">
            <text:p text:style-name="_5f_codeNoIndent">string.strip()</text:p>
          </table:table-cell>
          <table:table-cell table:style-name="Table2.A1" office:value-type="string">
            <text:p text:style-name="Table_20_Contents">Removes a sequence of characters from the beginning an end of a string. By default, it removes whitespace. <text:span text:style-name="T22">Commonly used for removing newlines</text:span></text:p>
          </table:table-cell>
        </table:table-row>
        <table:table-row>
          <table:table-cell table:style-name="Table2.A1" office:value-type="string">
            <text:p text:style-name="P62">string.rstrip()</text:p>
          </table:table-cell>
          <table:table-cell table:style-name="Table2.A1" office:value-type="string">
            <text:p text:style-name="Table_20_Contents">Only remove whitespace from the end of a string.</text:p>
          </table:table-cell>
        </table:table-row>
        <table:table-row>
          <table:table-cell table:style-name="Table2.A1" office:value-type="string">
            <text:p text:style-name="P62">string.rstrip('\n')</text:p>
          </table:table-cell>
          <table:table-cell table:style-name="Table2.A1" office:value-type="string">
            <text:p text:style-name="P57">Remove only newline from the end of a string</text:p>
          </table:table-cell>
        </table:table-row>
        <text:soft-page-break/>
        <table:table-row>
          <table:table-cell table:style-name="Table2.A1" office:value-type="string">
            <text:p text:style-name="P62">string.isalnum()</text:p>
          </table:table-cell>
          <table:table-cell table:style-name="Table2.A1" office:value-type="string">
            <text:p text:style-name="P57">Returns true if string contains only alphanumeric characters. Space is not an alphanumeric character</text:p>
          </table:table-cell>
        </table:table-row>
        <table:table-row>
          <table:table-cell table:style-name="Table2.A1" office:value-type="string">
            <text:p text:style-name="P62">string.isalpha()</text:p>
          </table:table-cell>
          <table:table-cell table:style-name="Table2.A1" office:value-type="string">
            <text:p text:style-name="P57">True if all letters</text:p>
          </table:table-cell>
        </table:table-row>
        <table:table-row>
          <table:table-cell table:style-name="Table2.A1" office:value-type="string">
            <text:p text:style-name="P62">string.isdigit()</text:p>
          </table:table-cell>
          <table:table-cell table:style-name="Table2.A1" office:value-type="string">
            <text:p text:style-name="P57">True if all digits</text:p>
          </table:table-cell>
        </table:table-row>
        <table:table-row>
          <table:table-cell table:style-name="Table2.A1" office:value-type="string">
            <text:p text:style-name="P62">string.isprintable()</text:p>
          </table:table-cell>
          <table:table-cell table:style-name="Table2.A1" office:value-type="string">
            <text:p text:style-name="P57">True if all characters are printable</text:p>
          </table:table-cell>
        </table:table-row>
      </table:table>
      <text:p text:style-name="_5f_bodyIndent1"/>
      <text:h text:style-name="_5f_heading3" text:outline-level="1">Formatting with the String.format() method</text:h>
      <text:p text:style-name="P16">Allows you to put placeholders in the string and replace them with arguments passed in. Returns an entirely different string object since strings are immutable</text:p>
      <text:p text:style-name="_5f_code"><text:s text:c="4"/>s = 'this is {}, that is {}'.format(5, 10)</text:p>
      <text:p text:style-name="_5f_code"><text:s text:c="4"/>print(s)</text:p>
      <text:p text:style-name="P48"><text:s text:c="4"/>#Output: this is 5, that is 10</text:p>
      <text:p text:style-name="P17">Using the format method you don't need to know what type the variables are.</text:p>
      <text:p text:style-name="P17">Can specify position by including indices (zero indexed) in the braces</text:p>
      <text:p text:style-name="_5f_code"><text:s text:c="4"/>s = 'this is {1}, that is {0}, this too is {1}'.format(5, 10)</text:p>
      <text:p text:style-name="_5f_code"><text:s text:c="4"/>print(s)</text:p>
      <text:p text:style-name="_5f_code"><text:s text:c="4"/>#Output: this is 10, that is 5, this too is 10</text:p>
      <text:p text:style-name="P17">Can also use named values</text:p>
      <text:p text:style-name="_5f_code"><text:s text:c="4"/>s = 'this is {moe}, that is {larry}'.format( moe=5, larry=10)</text:p>
      <text:p text:style-name="_5f_code"><text:s text:c="4"/>print(s)</text:p>
      <text:p text:style-name="P17">And dictionaries using the ** operator:</text:p>
      <text:p text:style-name="_5f_code"><text:s text:c="4"/>d = dict( moe = 5, larry=10)</text:p>
      <text:p text:style-name="_5f_code"><text:s text:c="4"/>s = 'this is {moe}, that is {larry}'.format(**d)</text:p>
      <text:p text:style-name="_5f_code"><text:s text:c="4"/>print(s)</text:p>
      <text:p text:style-name="_5f_heading4">Splitting and Joining Strings</text:p>
      <text:p text:style-name="P18">Returns an iterable list.</text:p>
      <text:p text:style-name="_5f_code"><text:s text:c="4"/>s = 'This is a string of words'</text:p>
      <text:p text:style-name="_5f_code"><text:s text:c="4"/>words = s.split()</text:p>
      <text:p text:style-name="_5f_code"><text:s text:c="4"/>print(words)</text:p>
      <text:p text:style-name="_5f_code"><text:s text:c="4"/>#output: ['This', 'is', 'a', 'string', 'of', 'words']</text:p>
      <text:p text:style-name="P18">Then to join the elements of a list using a specified separator. Can use multiple characters, for instance a comma and a space instead of a colon.</text:p>
      <text:p text:style-name="_5f_code"><text:s text:c="4"/>new = ':'.join(words)</text:p>
      <text:p text:style-name="_5f_code"><text:s text:c="4"/>print(new)</text:p>
      <text:p text:style-name="_5f_code"><text:s text:c="4"/>#output: This:is:a:string:of:words</text:p>
      <text:p text:style-name="P18"/>
      <text:p text:style-name="_5f_heading2"><text:soft-page-break/>Containers: tuples, <text:span text:style-name="T24">L</text:span>ists, <text:span text:style-name="T24">and Dictionaries</text:span></text:p>
      <text:h text:style-name="_5f_heading3" text:outline-level="1">Tuples</text:h>
      <text:p text:style-name="P19">Immutable, created with the comma operator</text:p>
      <text:p text:style-name="_5f_code"><text:s text:c="4"/>t = 1,2,3,4,5 <text:span text:style-name="T24"># or t = (1,2,3,4,5)</text:span></text:p>
      <text:p text:style-name="_5f_code"><text:s text:c="4"/>print(t)</text:p>
      <text:p text:style-name="_5f_code"><text:s text:c="4"/>print( t[0] ) #print first character</text:p>
      <text:p text:style-name="_5f_code"><text:s text:c="4"/>print( t[4] ) #print last character</text:p>
      <text:p text:style-name="_5f_code"><text:s text:c="4"/>print( t[-1] ) #another way to print last character</text:p>
      <text:p text:style-name="_5f_code"><text:tab/> <text:s text:c="2"/><text:span text:style-name="T23">print( len(t) ) # length of the tuple</text:span></text:p>
      <text:p text:style-name="_5f_code"><text:tab/> <text:s text:c="2"/><text:span text:style-name="T23">print( min(t) ) # first element</text:span></text:p>
      <text:p text:style-name="_5f_code"><text:tab/> <text:s text:c="2"/><text:span text:style-name="T23">print( max(t) ) # last element</text:span></text:p>
      <text:p text:style-name="_5f_bodyIndent1">Important distinction when creating: Tuple is not created by the parens, but rather, the comma. If creating a tuple with a single element it must be done like this:</text:p>
      <text:p text:style-name="P49"><text:tab/> <text:s text:c="2"/><text:span text:style-name="T24">t = (1,)</text:span></text:p>
      <text:h text:style-name="_5f_heading3" text:outline-level="1">Lists</text:h>
      <text:p text:style-name="P20">Mutable, created with square brackets. Act like arrays.</text:p>
      <text:p text:style-name="_5f_heading4">Create Tuples and Lists with a constructor</text:p>
      <text:p text:style-name="_5f_code"><text:s text:c="4"/>t = tuple(range(10))</text:p>
      <text:p text:style-name="_5f_code"><text:s text:c="4"/>print(t)</text:p>
      <text:p text:style-name="_5f_code"><text:s text:c="8"/>#output: (0, 1, 2, 3, 4, 5, 6, 7, 8, 9)</text:p>
      <text:p text:style-name="_5f_code"><text:s text:c="4"/>l = list(range(10))</text:p>
      <text:p text:style-name="_5f_code"><text:s text:c="4"/>print(l)</text:p>
      <text:p text:style-name="_5f_code"><text:s text:c="8"/>#output: [0, 1, 2, 3, 4, 5, 6, 7, 8, 9]</text:p>
      <text:p text:style-name="_5f_heading4">Find out if a value is in a list or tuple</text:p>
      <text:p text:style-name="_5f_code"><text:s text:c="4"/>t = tuple(range(10))</text:p>
      <text:p text:style-name="_5f_code"><text:s text:c="4"/>print( 5 in t) #output: True</text:p>
      <text:p text:style-name="_5f_code"><text:s text:c="4"/>print( 5 not in t) #output: False</text:p>
      <text:p text:style-name="_5f_code"><text:s text:c="4"/><text:span text:style-name="T25">print( t.count(5) ) #output: 1 - number of times value is in t</text:span></text:p>
      <text:p text:style-name="_5f_code"><text:s text:c="4"/><text:span text:style-name="T25">print( t.index(5) ) #output: 5 - index of first occurrence</text:span></text:p>
      <text:p text:style-name="_5f_heading4">List only methods</text:p>
      <text:p text:style-name="P21">Add a single element to the end of a list</text:p>
      <text:p text:style-name="P50">l.append(25) </text:p>
      <text:p text:style-name="_5f_bodyIndent1">Add a number of elements to the end of an array - can be any iterable object</text:p>
      <text:p text:style-name="P50">l.extend(range(20))</text:p>
      <text:p text:style-name="_5f_bodyIndent1">Remove an element with a specific value. This will remove the first item with the value 5:</text:p>
      <text:p text:style-name="P50">l.remove(5)</text:p>
      <text:p text:style-name="_5f_bodyIndent1"><text:soft-page-break/>To remove an element at a specific index, use del</text:p>
      <text:p text:style-name="P50">del l[5]</text:p>
      <text:p text:style-name="_5f_bodyIndent1">remove and return the value at the end of the list</text:p>
      <text:p text:style-name="P50">l.pop()</text:p>
      <text:p text:style-name="P61"><text:s text:c="6"/>remove and return the value from the beginning of the list</text:p>
      <text:p text:style-name="P94">l.pop(0)</text:p>
      <text:h text:style-name="_5f_heading3" text:outline-level="1">Dictionaries</text:h>
      <text:p text:style-name="P25">Can store all types of data - common to create one dictionary in a global namespace</text:p>
      <text:p text:style-name="P22">Can create with braces, constructor, and initializing from another dictionary using **</text:p>
      <text:p text:style-name="_5f_code"><text:s text:c="4"/>d1 = { 'one': 1, 'two': 2, 'three': 3}</text:p>
      <text:p text:style-name="_5f_code"><text:s text:c="4"/>d2 = dict(four = 4, five = 5, six = 6)</text:p>
      <text:p text:style-name="_5f_code"><text:s text:c="4"/>d3 = dict(one = 1, two = 2, three = 3, **d2)</text:p>
      <text:p text:style-name="P22">Can use in to search for keys</text:p>
      <text:p text:style-name="_5f_code"><text:s text:c="4"/>print( 'three' in d1)</text:p>
      <text:p text:style-name="P22">Can also iterate. <text:span text:style-name="T26">To print out the keys:</text:span></text:p>
      <text:p text:style-name="_5f_code"><text:s text:c="4"/>for k in d1: print (k)</text:p>
      <text:p text:style-name="P23">To print out both keys and values:</text:p>
      <text:p text:style-name="_5f_code"><text:s text:c="4"/>for k, v in d1.items(): print(k, v)</text:p>
      <text:p text:style-name="P23">Use the get method to access a value - returns None if not found</text:p>
      <text:p text:style-name="_5f_code"><text:s text:c="4"/>print( d2.get('four') )</text:p>
      <text:p text:style-name="P23">Can use this to set the default value</text:p>
      <text:p text:style-name="_5f_code"><text:s text:c="4"/>print( d2.get('two', 'key not found') )</text:p>
      <text:p text:style-name="P24">Delete a key/value pair. Will throw an exception if key not found</text:p>
      <text:p text:style-name="_5f_code"><text:s text:c="4"/>del d2['four']</text:p>
      <text:p text:style-name="P24">Delete and return a value using pop. Will also throw exception</text:p>
      <text:p text:style-name="_5f_code"><text:s text:c="4"/>print( d2.pop('four') )</text:p>
      <text:h text:style-name="_5f_heading3" text:outline-level="1">Bytes and Byte Arrays</text:h>
      <text:p text:style-name="P25">Much like tuples and lists but they contain bytes… 8 bit words of <text:s/>data. An 8 bit word of data can hold up to 256 values.</text:p>
      <text:p text:style-name="P25">Convenient for converting strings. </text:p>
      <text:p text:style-name="P25">UTF8 - A version of the utf encoding set that works in 8 bit scenarios. The first 127 characters work exactly like ASCII. </text:p>
      <text:p text:style-name="P25">Bytearray: a mutable list of bytes</text:p>
      <text:p text:style-name="_5f_heading2">File I/O</text:p>
      <text:p text:style-name="P26">Basic example: open a file and output it line by line.</text:p>
      <text:p text:style-name="P26"><text:soft-page-break/></text:p>
      <text:p text:style-name="P17"/>
      <text:p text:style-name="P17"/>
      <text:p text:style-name="P17"/>
      <text:p text:style-name="_5f_code"><text:s text:c="4"/>f = open('lines.txt')</text:p>
      <text:p text:style-name="_5f_code"><text:s text:c="4"/>for line in f:</text:p>
      <text:p text:style-name="_5f_code"><text:s text:c="8"/>print(line, end = '')</text:p>
      <text:p text:style-name="P27">The open function returns an iterable file handle object. Defaults to read mode but it's often a good idea to specify it with 'r' as the second argument.</text:p>
      <text:p text:style-name="P27">Can output to another file using print</text:p>
      <text:p text:style-name="_5f_code"><text:s text:c="4"/>infile = open('lines.txt', 'r')</text:p>
      <text:p text:style-name="_5f_code"><text:s text:c="4"/>outfile = open('new.txt', 'w')</text:p>
      <text:p text:style-name="_5f_code"><text:s text:c="4"/>for line in infile:</text:p>
      <text:p text:style-name="_5f_code"><text:s text:c="8"/>print(line, file = outfile, end = '')</text:p>
      <text:p text:style-name="P27">Can read and write in bigger chunks than just lines. <text:span text:style-name="T27">The file.read method isn't iterable so must use a while loop. Here we're reading in chunks of 50,000 bytes (relatively small these days)</text:span></text:p>
      <text:p text:style-name="_5f_code">buffersize = 50000</text:p>
      <text:p text:style-name="_5f_code"><text:tab/>infile = open('bigfile.txt', 'r')</text:p>
      <text:p text:style-name="_5f_code"><text:tab/>outfile = open('new.txt', 'w')</text:p>
      <text:p text:style-name="_5f_code"><text:tab/>buffer = infile.read(buffersize)</text:p>
      <text:p text:style-name="_5f_code"><text:tab/>while len(buffer):</text:p>
      <text:p text:style-name="_5f_code"><text:tab/><text:tab/>outfile.write(buffer)</text:p>
      <text:p text:style-name="_5f_code"><text:tab/><text:tab/>print('.', end='')</text:p>
      <text:p text:style-name="_5f_code"><text:tab/><text:tab/>buffer = infile.read(buffersize)</text:p>
      <text:p text:style-name="_5f_code"><text:tab/>print()</text:p>
      <text:p text:style-name="_5f_code"><text:tab/>print('Done')</text:p>
      <text:p text:style-name="P27"/>
      <text:p text:style-name="_5f_heading4">Reading and Writing Binary Files</text:p>
      <text:p text:style-name="P28">Pretty much the same, but use the rb (read binary) and wb arguments. Must use buffered I/o and binary datatypes.</text:p>
      <text:p text:style-name="_5f_code"><text:tab/>buffersize = 50000</text:p>
      <text:p text:style-name="_5f_code"><text:tab/>infile = open('olives.jpg', 'rb')</text:p>
      <text:p text:style-name="_5f_code"><text:tab/>outfile = open('new.jpg', 'wb')</text:p>
      <text:p text:style-name="_5f_code"><text:tab/>buffer = infile.read(buffersize)</text:p>
      <text:p text:style-name="_5f_code"><text:tab/>while len(buffer):</text:p>
      <text:p text:style-name="_5f_code"><text:tab/><text:tab/>outfile.write(buffer)</text:p>
      <text:p text:style-name="_5f_code"><text:tab/><text:tab/>buffer = infile.read(buffersize)</text:p>
      <text:p text:style-name="P28">Buffered read function is not iterable, but if doing it a lot it might be a good idea to create a generator object to do it.</text:p>
      <text:p text:style-name="P28"><text:soft-page-break/>Creating a Database with SQLite3</text:p>
      <text:p text:style-name="P29">Example of creating, populating and outputting to screen:</text:p>
      <text:p text:style-name="_5f_code">import sqlite3</text:p>
      <text:p text:style-name="_5f_code">def main():</text:p>
      <text:p text:style-name="_5f_code"><text:s text:c="4"/>db = sqlite3.connect('test.db') #connect to database, create if <text:span text:style-name="T28">no exist</text:span></text:p>
      <text:p text:style-name="_5f_code"><text:s text:c="4"/>db.execute('drop table if exists test')</text:p>
      <text:p text:style-name="_5f_code"><text:s text:c="4"/>db.execute('create table test(t1 text, i1 int)')</text:p>
      <text:p text:style-name="_5f_code"><text:s text:c="4"/>db.execute('insert into test (t1, i1) values (?, ?)', ('one', 1))</text:p>
      <text:p text:style-name="_5f_code"><text:s text:c="4"/>db.execute('insert into test (t1, i1) values (?, ?)', ('two', 2))</text:p>
      <text:p text:style-name="_5f_code"><text:s text:c="4"/>db.execute('insert into test (t1, i1) values (?, ?)', ('three', 3))</text:p>
      <text:p text:style-name="_5f_code"><text:s text:c="4"/>db.execute('insert into test (t1, i1) values (?, ?)', ('four', 4))</text:p>
      <text:p text:style-name="_5f_code"><text:s text:c="4"/>db.commit() <text:span text:style-name="T28">#sqlite is transactional, must commit</text:span></text:p>
      <text:p text:style-name="_5f_code"><text:s text:c="4"/>cursor = db.execute('select * from test order by t1')</text:p>
      <text:p text:style-name="_5f_code"><text:s text:c="4"/>for row in cursor:</text:p>
      <text:p text:style-name="_5f_code"><text:s text:c="4"/><text:tab/>print(row)</text:p>
      <text:p text:style-name="_5f_code"/>
      <text:p text:style-name="_5f_code">if __name__ == "__main__": main()</text:p>
      <text:p text:style-name="P29">Data comes back in tuples, ordered in the order specified</text:p>
      <text:p text:style-name="P29">Row Factory - Allows you to specify how rows will be returned from the cursor. Add this line right after connect and now the rows will be returned as row objects. Can now look at them as tuples or dictionaries.</text:p>
      <text:p text:style-name="_5f_code"><text:s text:c="4"/>db.row_factory = sqlite3.Row</text:p>
      <text:p text:style-name="P29">To treat as dictionaries, </text:p>
      <text:p text:style-name="_5f_code">for row in cursor:</text:p>
      <text:p text:style-name="_5f_code"><text:s text:c="4"/><text:tab/>print( dict(row) ) <text:span text:style-name="T29">#to get all the data</text:span></text:p>
      <text:p text:style-name="_5f_code"><text:s text:c="4"/><text:tab/>print( row['t1'] ) <text:span text:style-name="T29">#to get just the t1 columns etc</text:span></text:p>
      <text:h text:style-name="_5f_heading3" text:outline-level="1">CRUD: Create, Retrieve, Update, Delete</text:h>
      <text:p text:style-name="_5f_bodyIndent1">A most simple example. In normal production this would be done in a more object oriented way, but for demonstration this is not.</text:p>
      <text:p text:style-name="_5f_bodyIndent1"/>
      <text:p text:style-name="P95">import sqlite3</text:p>
      <text:p text:style-name="P95"/>
      <text:p text:style-name="P95">def insert(db, row):</text:p>
      <text:p text:style-name="P95"><text:s text:c="4"/>db.execute('insert into test (t1, i1) values (?, ?)', (row['t1'], row['i1']))</text:p>
      <text:p text:style-name="P95"><text:s text:c="4"/>db.commit()</text:p>
      <text:p text:style-name="P95"/>
      <text:p text:style-name="P95">def retrieve(db, t1):</text:p>
      <text:p text:style-name="P95"><text:s text:c="4"/>cursor = db.execute('select * from test where t1 = ?', (t1,))</text:p>
      <text:p text:style-name="P95"><text:s text:c="4"/>return cursor.fetchone()</text:p>
      <text:p text:style-name="P95"><text:soft-page-break/></text:p>
      <text:p text:style-name="P95">def update(db, row):</text:p>
      <text:p text:style-name="P95"><text:s text:c="4"/>db.execute('update test set i1 = ? where t1 = ?', (row['i1'], row['t1']))</text:p>
      <text:p text:style-name="P95"><text:s text:c="4"/>db.commit()</text:p>
      <text:p text:style-name="P95"/>
      <text:p text:style-name="P95">def delete(db, t1):</text:p>
      <text:p text:style-name="P95"><text:s text:c="4"/>db.execute('delete from test where t1 = ?', (t1,))</text:p>
      <text:p text:style-name="P95"><text:s text:c="4"/>db.commit()</text:p>
      <text:p text:style-name="P95"/>
      <text:p text:style-name="P95">def disp_rows(db):</text:p>
      <text:p text:style-name="P95"><text:s text:c="4"/>cursor = db.execute('select * from test order by t1')</text:p>
      <text:p text:style-name="P95"><text:s text:c="4"/>for row in cursor:</text:p>
      <text:p text:style-name="P95"><text:s text:c="8"/>print(' <text:s/>{}: {}'.format(row['t1'], row['i1']))</text:p>
      <text:p text:style-name="P95"/>
      <text:p text:style-name="P95">def main():</text:p>
      <text:p text:style-name="P95"><text:s text:c="4"/>db = sqlite3.connect('test.db')</text:p>
      <text:p text:style-name="P95"><text:s text:c="4"/>db.row_factory = sqlite3.Row</text:p>
      <text:p text:style-name="P95"><text:s text:c="4"/>print('Create table test')</text:p>
      <text:p text:style-name="P95"><text:s text:c="4"/>db.execute('drop table if exists test')</text:p>
      <text:p text:style-name="P95"><text:s text:c="4"/>db.execute('create table test ( t1 text, i1 int )')</text:p>
      <text:p text:style-name="P95"/>
      <text:p text:style-name="P95"><text:s text:c="4"/>print('Create rows')</text:p>
      <text:p text:style-name="P95"><text:s text:c="4"/>insert(db, dict(t1 = 'one', i1 = 1))</text:p>
      <text:p text:style-name="P95"><text:s text:c="4"/>insert(db, dict(t1 = 'two', i1 = 2))</text:p>
      <text:p text:style-name="P95"><text:s text:c="4"/>insert(db, dict(t1 = 'three', i1 = 3))</text:p>
      <text:p text:style-name="P95"><text:s text:c="4"/>insert(db, dict(t1 = 'four', i1 = 4))</text:p>
      <text:p text:style-name="P95"><text:s text:c="4"/>disp_rows(db)</text:p>
      <text:p text:style-name="P95"/>
      <text:p text:style-name="P95"><text:s text:c="4"/>print('Retrieve rows')</text:p>
      <text:p text:style-name="P95"><text:s text:c="4"/>print(dict(retrieve(db, 'one')), dict(retrieve(db, 'two')))</text:p>
      <text:p text:style-name="P95"/>
      <text:p text:style-name="P95"><text:s text:c="4"/>print('Update rows')</text:p>
      <text:p text:style-name="P95"><text:s text:c="4"/>update(db, dict(t1 = 'one', i1 = 101))</text:p>
      <text:p text:style-name="P95"><text:s text:c="4"/>update(db, dict(t1 = 'three', i1 = 103))</text:p>
      <text:p text:style-name="P95"><text:s text:c="4"/>disp_rows(db)</text:p>
      <text:p text:style-name="P95"/>
      <text:p text:style-name="P95"><text:s text:c="4"/>print('Delete rows')</text:p>
      <text:p text:style-name="P95"><text:s text:c="4"/>delete(db, 'one')</text:p>
      <text:p text:style-name="P95"><text:s text:c="4"/>delete(db, 'three')</text:p>
      <text:p text:style-name="P95"><text:s text:c="4"/>disp_rows(db)</text:p>
      <text:p text:style-name="P95"/>
      <text:p text:style-name="P95">if __name__ == "__main__": main()</text:p>
      <text:p text:style-name="P58">Python Modules</text:p>
      <text:p text:style-name="P65">Example of an import</text:p>
      <text:p text:style-name="_5f_code">import.sys</text:p>
      <text:p text:style-name="P65">Imports may be done inside functions, so a program can selectively import modules</text:p>
      <text:p text:style-name="P65">Some useful os module. The last one returns <text:span text:style-name="T30">a specified number of </text:span>random bytes.</text:p>
      <text:p text:style-name="_5f_code"><text:s text:c="4"/>import os</text:p>
      <text:p text:style-name="_5f_code"><text:s text:c="4"/>print(os.name)</text:p>
      <text:p text:style-name="_5f_code"><text:s text:c="4"/>print(os.getenv('PATH'))</text:p>
      <text:p text:style-name="_5f_code"><text:s text:c="4"/>print(os.getcwd())</text:p>
      <text:p text:style-name="_5f_code"><text:s text:c="4"/>print(os.urandom(5))</text:p>
      <text:p text:style-name="P66">To retrieve a web page</text:p>
      <text:p text:style-name="_5f_code"><text:s text:c="4"/>import urllib.request</text:p>
      <text:p text:style-name="_5f_code"><text:s text:c="4"/>page = urllib.request.urlopen('http://someurl.com')</text:p>
      <text:p text:style-name="_5f_code"><text:s text:c="4"/>for line in page: print(str(line, encoding='utf_8'), end='')</text:p>
      <text:p text:style-name="P66">urlopen returns an iterable binary so it can be used in a for loop but the lines must be converted to strings.</text:p>
      <text:p text:style-name="P67">Random module</text:p>
      <text:p text:style-name="_5f_code"><text:s text:c="4"/>import random</text:p>
      <text:p text:style-name="_5f_code"><text:s text:c="4"/>print(random.randint(1,1000))</text:p>
      <text:p text:style-name="_5f_code"><text:s text:c="4"/>deck = list(range(1,53))</text:p>
      <text:p text:style-name="_5f_code"><text:s text:c="4"/>random.shuffle(deck)</text:p>
      <text:p text:style-name="_5f_code"><text:s text:c="4"/>print(deck)</text:p>
      <text:p text:style-name="P67">Datetime Module</text:p>
      <text:p text:style-name="_5f_code"><text:s text:c="4"/>import datetime</text:p>
      <text:p text:style-name="_5f_code"><text:s text:c="4"/>now = datetime.datetime.now()</text:p>
      <text:p text:style-name="_5f_code"><text:s text:c="4"/>print(now)</text:p>
      <text:p text:style-name="_5f_code"><text:s text:c="4"/>print(now.year, now.month, now.day, now.hour, now.minute, now.second, now.microsecond)</text:p>
      <text:p text:style-name="_5f_heading4">Third Party Modules</text:p>
      <text:p text:style-name="P67">Found at https://pypi.python.org/pypi</text:p>
      <text:p text:style-name="_5f_heading4">Creating a Module</text:p>
      <text:p text:style-name="P68">How to put the code into a module: <text:span text:style-name="T31">Create classes as normal, be aware of how they'll be accessed from the outside world. </text:span></text:p>
      <text:p text:style-name="P69">No code that is outside of a function or a class</text:p>
      <text:p text:style-name="P68"><text:span text:style-name="T31">The line we've been using at the bottom:</text:span></text:p>
      <text:p text:style-name="_5f_code">if __name__ == "__main__": main()</text:p>
      <text:p text:style-name="P69">prevents main from running when the code is imported, so the function main can be used for testing <text:soft-page-break/>and development.</text:p>
      <text:p text:style-name="_5f_heading2">Debugging</text:p>
      <text:p text:style-name="_5f_heading4">Syntax Errors</text:p>
      <text:p text:style-name="P70">Traceback - runtime errors </text:p>
      <text:p text:style-name="P70">Object has no attribute - often caused by treating a function as an attribute (forgetting the parens)</text:p>
      <text:p text:style-name="P70">&lt;bound method...&gt; as output of print statement. Again, forgetting the parens. Sending an the actual method instead of the output from the method.</text:p>
      <text:p text:style-name="_5f_heading4">Runtime Errors</text:p>
      <text:p text:style-name="P70">bound method printed out - usually means missed parens. </text:p>
      <text:h text:style-name="_5f_heading3" text:outline-level="1">Unit Test Module</text:h>
      <text:p text:style-name="P71">Automated tests that can be written once and run over and over.</text:p>
      <text:p text:style-name="P71">Import the module you're working on and the unittest module from the standard library.</text:p>
      <text:p text:style-name="P71">Include this line at the bottom</text:p>
      <text:p text:style-name="_5f_code">if __name__ == "__main__": unittest.main()</text:p>
      <text:p text:style-name="P71">Name the class, define a setup function</text:p>
      <text:p text:style-name="P71">See package description for the assertion tests like assertEqual, </text:p>
      <text:p text:style-name="P71"/>
      <text:p text:style-name="_5f_heading2">Database Model</text:p>
      <text:p text:style-name="P71">Interface</text:p>
      <text:p text:style-name="P71">Read up on docstring</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fo:font-size="115%" fo:font-weight="normal" style:font-size-asian="115%" style:font-weight-asian="bold" style:font-size-complex="115%" style:font-weight-complex="bold"/>
    </style:style>
    <style:style style:name="header" style:family="paragraph" style:parent-style-name="Header">
      <style:paragraph-properties fo:text-align="end" style:justify-single-word="false"/>
      <style:text-properties fo:color="#808080" style:font-name="Arial" fo:font-family="Arial" style:font-family-generic="swiss" style:font-pitch="variable" fo:font-size="8pt" style:font-size-asian="8pt" style:font-size-complex="8pt"/>
    </style:style>
    <style:style style:name="_5f_heading2" style:display-name="_heading2" style:family="paragraph" style:parent-style-name="Heading_20_1" style:default-outline-level="" style:list-style-name="">
      <style:paragraph-properties style:shadow="none"/>
      <style:text-properties fo:font-size="14pt" fo:font-weight="bold" style:font-size-asian="14pt" style:font-weight-asian="bold" style:font-size-complex="14pt" style:font-weight-complex="bold"/>
    </style:style>
    <style:style style:name="unitHeading" style:family="paragraph" style:parent-style-name="Heading_20_1" style:default-outline-level="" style:list-style-name="">
      <style:text-properties fo:font-size="12pt" style:font-size-asian="12pt" style:font-size-complex="12pt"/>
    </style:style>
    <style:style style:name="unitSubHeading" style:family="paragraph" style:parent-style-name="unitHeading">
      <style:paragraph-properties fo:margin-left="0in" fo:margin-right="0in" fo:margin-top="0.0799in" fo:margin-bottom="0.0799in" loext:contextual-spacing="false" fo:text-indent="0in" style:auto-text-indent="false"/>
      <style:text-properties fo:font-size="10.5pt" fo:font-weight="bold" style:font-size-asian="10.5pt" style:font-weight-asian="bold" style:font-size-complex="10.5pt" style:font-weight-complex="bold"/>
    </style:style>
    <style:style style:name="_5f_bodyIndent1" style:display-name="_bodyIndent1" style:family="paragraph" style:parent-style-name="Standard">
      <style:paragraph-properties fo:margin-left="0.25in" fo:margin-right="0in" fo:margin-top="0.0799in" fo:margin-bottom="0.0598in" loext:contextual-spacing="false" fo:text-indent="0in" style:auto-text-indent="false"/>
    </style:style>
    <style:style style:name="_5f_bodyBulletIndent1" style:display-name="_bodyBulletIndent1" style:family="paragraph" style:parent-style-name="_5f_bodyIndent1" style:list-style-name="bulletListCustom_5f_indent1" style:master-page-name="">
      <style:paragraph-properties fo:margin-top="0.0598in" fo:margin-bottom="0in" loext:contextual-spacing="false" style:page-number="auto">
        <style:tab-stops/>
      </style:paragraph-properties>
      <style:text-properties officeooo:rsid="000ff556"/>
    </style:style>
    <style:style style:name="heading_5f_imedSmall" style:display-name="heading_imedSmall" style:family="paragraph" style:parent-style-name="unitHeading" style:default-outline-level="1" style:list-style-name=""/>
    <style:style style:name="taskFileName" style:family="paragraph" style:parent-style-name="unitSubHeading" style:default-outline-level="1" style:list-style-name="">
      <style:paragraph-properties fo:margin-left="0.25in" fo:margin-right="0in" fo:text-indent="0in" style:auto-text-indent="false"/>
    </style:style>
    <style:style style:name="algorithm" style:family="paragraph" style:parent-style-name="_5f_bodyBulletIndent1" style:list-style-name="bulletListCustom_5f_indent1"/>
    <style:style style:name="_5f_code" style:display-name="_code" style:family="paragraph" style:parent-style-name="_5f_bodyIndent1" style:list-style-name="">
      <loext:graphic-properties draw:fill="none" draw:fill-color="#99ccff"/>
      <style:paragraph-properties fo:margin-left="0.4in" fo:margin-right="0in" fo:margin-top="0.0598in" fo:margin-bottom="0in" loext:contextual-spacing="false" fo:text-indent="0in" style:auto-text-indent="false" fo:background-color="transparent">
        <style:tab-stops>
          <style:tab-stop style:position="0.15in"/>
        </style:tab-stops>
      </style:paragraph-properties>
      <style:text-properties style:font-name="Andale Mono" fo:font-family="'Andale Mono'" style:font-style-name="Regular" style:font-pitch="fixed" fo:font-size="10pt"/>
    </style:style>
    <style:style style:name="bodyOutline1" style:family="paragraph" style:parent-style-name="_5f_bodyIndent1" style:default-outline-level="1" style:list-style-name="Outline">
      <style:paragraph-properties fo:margin-left="0in" fo:margin-right="0in" fo:margin-top="0in" fo:margin-bottom="0in" loext:contextual-spacing="false" fo:text-indent="0in" style:auto-text-indent="false"/>
      <style:text-properties fo:font-size="14pt"/>
    </style:style>
    <style:style style:name="bodyOutline3" style:family="paragraph" style:parent-style-name="taskFileName" style:default-outline-level="3" style:list-style-name="Outline">
      <style:text-properties style:font-name="Times New Roman1" fo:font-family="'Times New Roman'" style:font-style-name="Regular" style:font-family-generic="roman" style:font-pitch="variable" fo:font-size="12pt" fo:font-weight="normal" style:font-size-asian="10.5pt" style:font-size-complex="10.5pt"/>
    </style:style>
    <style:style style:name="bodyOutline4" style:family="paragraph" style:parent-style-name="bodyOutline3" style:default-outline-level="4" style:list-style-name="Outline">
      <style:text-properties style:font-size-asian="10.5pt" style:font-size-complex="10.5pt"/>
    </style:style>
    <style:style style:name="bodyOutline5" style:family="paragraph" style:parent-style-name="bodyOutline4" style:default-outline-level="" style:list-style-nam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bodyOutline2" style:family="paragraph" style:parent-style-name="bodyOutline3" style:default-outline-level="2" style:list-style-name="Outline">
      <style:text-properties style:font-name="Times New Roman1" fo:font-family="'Times New Roman'" style:font-style-name="Regular" style:font-family-generic="roman" style:font-pitch="variable" fo:font-size="12pt" fo:font-weight="normal" style:font-size-asian="10.5pt" style:font-size-complex="10.5pt"/>
    </style:style>
    <style:style style:name="heading2" style:family="paragraph" style:parent-style-name="unitHeading" style:default-outline-level="1" style:list-style-name=""/>
    <style:style style:name="_5f_heading3" style:display-name="_heading3" style:family="paragraph" style:parent-style-name="heading2">
      <style:text-properties style:font-name="Arial" fo:font-family="Arial" style:font-family-generic="swiss" style:font-pitch="variable" fo:font-size="11pt" fo:font-weight="bold" style:font-size-asian="11pt" style:font-weight-asian="bold" style:font-size-complex="11pt" style:font-weight-complex="bold"/>
    </style:style>
    <style:style style:name="heading3_5f_indent" style:display-name="heading3_indent" style:family="paragraph" style:parent-style-name="_5f_heading3">
      <style:paragraph-properties fo:margin-left="0.1598in" fo:margin-right="0in" fo:margin-top="0.05in" fo:margin-bottom="0.0402in" loext:contextual-spacing="false" fo:text-indent="0in" style:auto-text-indent="false"/>
    </style:style>
    <style:style style:name="codeInBody" style:family="paragraph" style:parent-style-name="_5f_bodyIndent1">
      <style:paragraph-properties fo:margin-left="0.25in" fo:margin-right="0in" fo:text-indent="0in" style:auto-text-indent="false"/>
      <style:text-properties style:font-name="Andale Mono1" fo:font-family="'Andale Mono'" style:font-pitch="fixed" fo:font-size="9pt" style:font-size-asian="9pt" style:font-size-complex="9pt"/>
    </style:style>
    <style:style style:name="codeInBody_5f_block" style:display-name="codeInBody_block" style:family="paragraph" style:parent-style-name="codeInBody" style:default-outline-level="1" style:list-style-name="">
      <style:paragraph-properties fo:margin-top="0in" fo:margin-bottom="0.0598in" loext:contextual-spacing="false"/>
    </style:style>
    <style:style style:name="codeBulletIndent1" style:family="paragraph" style:parent-style-name="_5f_bodyBulletIndent1">
      <style:text-properties style:font-name="Andale Mono1" fo:font-family="'Andale Mono'" style:font-pitch="fixed" fo:font-size="9pt" style:font-size-asian="9pt" style:font-size-complex="9pt"/>
    </style:style>
    <style:style style:name="_5f_heading4" style:display-name="_heading4" style:family="paragraph" style:parent-style-name="_5f_bodyIndent1">
      <style:paragraph-properties fo:margin-top="0.1799in" fo:margin-bottom="0in" loext:contextual-spacing="false"/>
      <style:text-properties style:font-name="Arial" fo:font-family="Arial" style:font-family-generic="swiss" style:font-pitch="variable" fo:font-size="11pt" fo:font-weight="bold" officeooo:rsid="000ff556" style:font-size-asian="11pt" style:font-weight-asian="bold" style:font-size-complex="11pt" style:font-weight-complex="bold"/>
    </style:style>
    <style:style style:name="Table_20_Contents" style:display-name="Table Contents" style:family="paragraph" style:parent-style-name="Standard" style:class="extra">
      <loext:graphic-properties draw:fill="none" draw:fill-color="#99ccff"/>
      <style:paragraph-properties fo:margin-left="0.0799in" fo:margin-right="0in" fo:margin-top="0.0402in" fo:margin-bottom="0in" loext:contextual-spacing="false" fo:text-indent="0in" style:auto-text-indent="false" fo:background-color="transparent"/>
      <style:text-properties fo:font-size="10.5pt" officeooo:rsid="00475b93" style:font-size-asian="10.5pt" style:font-size-complex="10.5pt"/>
    </style:style>
    <style:style style:name="_5f_codeNoIndent" style:display-name="_codeNoIndent" style:family="paragraph" style:parent-style-name="_5f_code" style:list-style-name="">
      <loext:graphic-properties draw:fill="none" draw:fill-color="#99ccff"/>
      <style:paragraph-properties fo:margin-left="0.0799in" fo:margin-right="0in" fo:margin-top="0.0598in" fo:margin-bottom="0in" loext:contextual-spacing="false" fo:text-indent="0in" style:auto-text-indent="false" fo:background-color="transparent">
        <style:tab-stops>
          <style:tab-stop style:position="0.15in"/>
        </style:tab-stops>
      </style:paragraph-properties>
      <style:text-properties officeooo:rsid="0046c9d3"/>
    </style:style>
    <style:style style:name="Numbering_20_Symbols" style:display-name="Numbering Symbols" style:family="text"/>
    <style:style style:name="outputInBody" style:family="text">
      <style:text-properties fo:font-style="italic" style:font-style-asian="italic" style:font-style-complex="italic"/>
    </style:style>
    <style:style style:name="codeInSentence" style:family="text">
      <style:text-properties style:font-name="Andale Mono1" fo:font-family="'Andale Mono'" style:font-pitch="fixed" fo:font-size="10pt" style:font-size-asian="10pt" style:font-size-complex="10pt"/>
    </style:style>
    <style:style style:name="newWord" style:family="text">
      <style:text-properties fo:font-style="italic" style:font-style-asian="italic" style:font-style-complex="italic"/>
    </style:style>
    <text:outline-style style:name="Outline">
      <text:outline-level-style text:level="1" style:num-format="I">
        <style:list-level-properties text:list-level-position-and-space-mode="label-alignment">
          <style:list-level-label-alignment text:label-followed-by="listtab" text:list-tab-stop-position="0.2in" fo:text-indent="-0.2in" fo:margin-left="0.5in"/>
        </style:list-level-properties>
      </text:outline-level-style>
      <text:outline-level-style text:level="2" style:num-suffix="." style:num-format="A">
        <style:list-level-properties text:list-level-position-and-space-mode="label-alignment">
          <style:list-level-label-alignment text:label-followed-by="space" fo:text-indent="-0.4in" fo:margin-left="0.7in"/>
        </style:list-level-properties>
      </text:outline-level-style>
      <text:outline-level-style text:level="3" style:num-suffix="." style:num-format="1">
        <style:list-level-properties text:list-level-position-and-space-mode="label-alignment">
          <style:list-level-label-alignment text:label-followed-by="space" fo:text-indent="-0.4in" fo:margin-left="1.05in"/>
        </style:list-level-properties>
      </text:outline-level-style>
      <text:outline-level-style text:level="4" style:num-suffix="." style:num-format="a">
        <style:list-level-properties text:list-level-position-and-space-mode="label-alignment">
          <style:list-level-label-alignment text:label-followed-by="listtab" text:list-tab-stop-position="0.6in" fo:text-indent="-0.2in" fo:margin-left="1.0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style>
    <text:list-style style:name="bulletListCustom_5f_indent1" style:display-name="bulletListCustom_indent1">
      <text:list-level-style-bullet text:level="1"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header">Html/css standards no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ainey</meta:initial-creator>
    <meta:creation-date>2010-07-27T15:49:55</meta:creation-date>
    <dc:date>2016-01-04T18:57:49.865952000</dc:date>
    <meta:editing-duration>P8DT10H49M3S</meta:editing-duration>
    <meta:editing-cycles>109</meta:editing-cycles>
    <meta:generator>LibreOffice/5.0.3.2$MacOSX_X86_64 LibreOffice_project/e5f16313668ac592c1bfb310f4390624e3dbfb75</meta:generator>
    <meta:printed-by>William Rainey</meta:printed-by>
    <meta:print-date>2010-08-23T17:08:30</meta:print-date>
    <meta:document-statistic meta:table-count="2" meta:image-count="0" meta:object-count="0" meta:page-count="23" meta:paragraph-count="701" meta:word-count="4152" meta:character-count="26410" meta:non-whitespace-character-count="21475"/>
  </office:meta>
</office:document-meta>
</file>